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f7693"/>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0f7693"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0f7693"/>
    </style:style>
    <style:style style:name="P7" style:family="paragraph" style:parent-style-name="Code_20_Box_20_2" style:master-page-name="">
      <loext:graphic-properties draw:fill-hatch-name="hatch"/>
      <style:paragraph-properties style:page-number="auto" fo:keep-with-next="auto"/>
      <style:text-properties officeooo:paragraph-rsid="000f7693"/>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0f7693"/>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0f7693"/>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111651"/>
    </style:style>
    <style:style style:name="P15" style:family="paragraph" style:parent-style-name="Table_20_index_20_heading">
      <style:text-properties officeooo:paragraph-rsid="00111651"/>
    </style:style>
    <style:style style:name="P16" style:family="paragraph" style:parent-style-name="Table_20_Contents">
      <style:text-properties officeooo:paragraph-rsid="00111651"/>
    </style:style>
    <style:style style:name="P17" style:family="paragraph" style:parent-style-name="Table_20_Contents">
      <style:text-properties fo:font-size="10.5pt" officeooo:paragraph-rsid="00111651" style:font-size-asian="10.5pt" style:font-size-complex="10.5pt"/>
    </style:style>
    <style:style style:name="P18" style:family="paragraph" style:parent-style-name="Text_20_body">
      <style:text-properties officeooo:paragraph-rsid="00111651"/>
    </style:style>
    <style:style style:name="P19" style:family="paragraph" style:parent-style-name="Code_20_Box_20_2" style:master-page-name="">
      <loext:graphic-properties draw:fill-hatch-name="hatch"/>
      <style:paragraph-properties style:page-number="auto" fo:keep-with-next="always"/>
      <style:text-properties officeooo:paragraph-rsid="000f7693"/>
    </style:style>
    <style:style style:name="P2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1" style:family="paragraph" style:parent-style-name="Code_20_Box_20_2">
      <style:text-properties fo:font-size="10pt" officeooo:paragraph-rsid="000f7693" style:font-size-asian="10pt" style:font-size-complex="10pt"/>
    </style:style>
    <style:style style:name="P22" style:family="paragraph" style:parent-style-name="Text_20_body">
      <style:paragraph-properties fo:margin-top="0cm" fo:margin-bottom="0.499cm" style:contextual-spacing="false"/>
      <style:text-properties officeooo:paragraph-rsid="000f7693"/>
    </style:style>
    <style:style style:name="P23" style:family="paragraph" style:parent-style-name="Footnote">
      <style:text-properties officeooo:paragraph-rsid="0154d8d5"/>
    </style:style>
    <style:style style:name="P24" style:family="paragraph" style:parent-style-name="Code_20_Box_20_2">
      <style:text-properties fo:font-size="9pt" officeooo:paragraph-rsid="000f7693" style:font-size-asian="9pt" style:font-size-complex="9pt"/>
    </style:style>
    <style:style style:name="P25" style:family="paragraph" style:parent-style-name="Code_20_Box_20_2" style:master-page-name="">
      <style:paragraph-properties style:page-number="auto" fo:keep-with-next="always"/>
      <style:text-properties officeooo:paragraph-rsid="000f7693"/>
    </style:style>
    <style:style style:name="P26" style:family="paragraph" style:parent-style-name="Text_20_body">
      <style:paragraph-properties fo:margin-top="0cm" fo:margin-bottom="0.4cm" style:contextual-spacing="false"/>
      <style:text-properties officeooo:paragraph-rsid="000f7693"/>
    </style:style>
    <style:style style:name="P27" style:family="paragraph" style:parent-style-name="Heading_20_4">
      <style:paragraph-properties fo:margin-top="0cm" fo:margin-bottom="0.499cm" style:contextual-spacing="false"/>
      <style:text-properties officeooo:paragraph-rsid="000f7693"/>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0f7693"/>
    </style:style>
    <style:style style:name="P30" style:family="paragraph" style:parent-style-name="Code_20_Box_20_2" style:master-page-name="">
      <style:paragraph-properties fo:keep-together="always" style:page-number="auto"/>
      <style:text-properties officeooo:paragraph-rsid="000f7693"/>
    </style:style>
    <style:style style:name="P31" style:family="paragraph" style:parent-style-name="Table_20_Heading">
      <style:text-properties officeooo:paragraph-rsid="000f7693"/>
    </style:style>
    <style:style style:name="P32" style:family="paragraph" style:parent-style-name="Table_20_index_20_heading">
      <style:text-properties officeooo:paragraph-rsid="000f7693"/>
    </style:style>
    <style:style style:name="P33" style:family="paragraph" style:parent-style-name="Table_20_Contents">
      <style:text-properties officeooo:paragraph-rsid="000f7693"/>
    </style:style>
    <style:style style:name="P34" style:family="paragraph" style:parent-style-name="Table_20_Contents">
      <style:text-properties fo:font-size="11pt" officeooo:paragraph-rsid="000f7693" style:font-size-asian="11pt" style:font-size-complex="11pt"/>
    </style:style>
    <style:style style:name="P35" style:family="paragraph">
      <loext:graphic-properties draw:fill="solid" draw:fill-color="#daeafb"/>
      <style:paragraph-properties fo:margin-top="0cm" fo:margin-bottom="0.3cm"/>
      <style:text-properties fo:font-size="10pt" style:font-size-asian="10pt" style:font-size-complex="10pt"/>
    </style:style>
    <style:style style:name="P36" style:family="paragraph" style:parent-style-name="Text_20_body">
      <style:paragraph-properties fo:margin-top="0cm" fo:margin-bottom="0.3cm" style:contextual-spacing="false"/>
      <style:text-properties officeooo:paragraph-rsid="000f7693"/>
    </style:style>
    <style:style style:name="P37" style:family="paragraph" style:parent-style-name="Footnote">
      <style:text-properties officeooo:paragraph-rsid="019d06f8"/>
    </style:style>
    <style:style style:name="P38" style:family="paragraph" style:parent-style-name="Text_20_body" style:master-page-name="">
      <loext:graphic-properties draw:fill-hatch-name="hatch"/>
      <style:paragraph-properties fo:orphans="2" style:page-number="auto"/>
      <style:text-properties officeooo:paragraph-rsid="000f7693"/>
    </style:style>
    <style:style style:name="P39" style:family="paragraph" style:parent-style-name="Figure">
      <style:paragraph-properties fo:text-align="center" style:justify-single-word="false"/>
      <style:text-properties officeooo:paragraph-rsid="030340f9"/>
    </style:style>
    <style:style style:name="P40" style:family="paragraph" style:parent-style-name="Code_20_Box_20_2">
      <loext:graphic-properties draw:fill-hatch-name="hatch"/>
      <style:text-properties officeooo:paragraph-rsid="000f7693"/>
    </style:style>
    <style:style style:name="P41" style:family="paragraph" style:parent-style-name="Code_20_Box_20_2">
      <loext:graphic-properties draw:fill-hatch-name="hatch"/>
      <style:paragraph-properties fo:keep-with-next="auto"/>
      <style:text-properties officeooo:paragraph-rsid="000f7693"/>
    </style:style>
    <style:style style:name="P42"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0f7693"/>
    </style:style>
    <style:style style:name="P43" style:family="paragraph" style:parent-style-name="Code_20_Box_20_2" style:master-page-name="">
      <loext:graphic-properties draw:fill-hatch-name="hatch"/>
      <style:paragraph-properties fo:keep-together="always" style:page-number="auto"/>
      <style:text-properties officeooo:paragraph-rsid="000f7693"/>
    </style:style>
    <style:style style:name="P44" style:family="paragraph" style:parent-style-name="Code_20_Box_20_2">
      <loext:graphic-properties draw:fill-hatch-name="hatch"/>
      <style:paragraph-properties fo:keep-together="always"/>
      <style:text-properties officeooo:paragraph-rsid="000f7693"/>
    </style:style>
    <style:style style:name="P45" style:family="paragraph" style:parent-style-name="Code_20_Box_20_2">
      <style:paragraph-properties fo:text-align="start" style:justify-single-word="false"/>
      <style:text-properties officeooo:paragraph-rsid="000f7693"/>
    </style:style>
    <style:style style:name="P46" style:family="paragraph" style:parent-style-name="Code_20_Box_20_2">
      <style:paragraph-properties fo:margin-left="1.251cm" fo:margin-right="1.199cm" fo:text-indent="0cm" style:auto-text-indent="false"/>
      <style:text-properties fo:font-size="9pt" officeooo:paragraph-rsid="000f7693" style:font-size-asian="9pt" style:font-size-complex="9pt"/>
    </style:style>
    <style:style style:name="P47" style:family="paragraph" style:parent-style-name="Code_20_Box_20_2" style:master-page-name="">
      <loext:graphic-properties draw:fill-hatch-name="hatch"/>
      <style:paragraph-properties style:page-number="auto" fo:keep-with-next="auto"/>
      <style:text-properties fo:font-size="10pt" officeooo:paragraph-rsid="000f7693" style:font-size-asian="10pt" style:font-size-complex="10pt"/>
    </style:style>
    <style:style style:name="P48" style:family="paragraph" style:parent-style-name="Code_20_Box_20_2">
      <loext:graphic-properties draw:fill-hatch-name="hatch"/>
      <style:paragraph-properties fo:keep-with-next="auto"/>
      <style:text-properties fo:font-size="10pt" officeooo:paragraph-rsid="000f7693" style:font-size-asian="10pt" style:font-size-complex="10pt"/>
    </style:style>
    <style:style style:name="P49" style:family="paragraph" style:parent-style-name="Heading_20_2">
      <loext:graphic-properties draw:fill-hatch-name="hatch"/>
      <style:text-properties fo:font-style="italic" officeooo:paragraph-rsid="000f7693" style:font-style-asian="italic" style:font-style-complex="italic"/>
    </style:style>
    <style:style style:name="P50" style:family="paragraph" style:parent-style-name="Heading_20_3">
      <loext:graphic-properties draw:fill-hatch-name="hatch"/>
      <style:text-properties fo:font-variant="normal" fo:text-transform="none" officeooo:paragraph-rsid="000f7693"/>
    </style:style>
    <style:style style:name="P51" style:family="paragraph" style:parent-style-name="Figure">
      <style:paragraph-properties fo:text-align="center" style:justify-single-word="false"/>
      <style:text-properties fo:font-size="10.5pt" officeooo:paragraph-rsid="030340f9" style:font-size-asian="10.5pt" style:font-size-complex="10.5pt"/>
    </style:style>
    <style:style style:name="P52" style:family="paragraph" style:parent-style-name="Footnote">
      <style:text-properties officeooo:paragraph-rsid="019edc59"/>
    </style:style>
    <style:style style:name="P53" style:family="paragraph" style:parent-style-name="Text_20_body">
      <style:paragraph-properties fo:margin-top="0cm" fo:margin-bottom="0.4cm" style:contextual-spacing="false"/>
      <style:text-properties officeooo:paragraph-rsid="00111651"/>
    </style:style>
    <style:style style:name="P54" style:family="paragraph" style:parent-style-name="Text_20_body">
      <style:paragraph-properties fo:margin-top="0cm" fo:margin-bottom="0.4cm" style:contextual-spacing="false" fo:break-before="auto" fo:break-after="auto"/>
      <style:text-properties officeooo:paragraph-rsid="00111651"/>
    </style:style>
    <style:style style:name="P55" style:family="paragraph" style:parent-style-name="Table_20_Heading">
      <style:text-properties officeooo:paragraph-rsid="00139735"/>
    </style:style>
    <style:style style:name="P56" style:family="paragraph" style:parent-style-name="Table_20_index_20_heading">
      <loext:graphic-properties draw:fill="none" draw:fill-hatch-name="hatch"/>
      <style:paragraph-properties fo:background-color="transparent"/>
      <style:text-properties officeooo:paragraph-rsid="00139735"/>
    </style:style>
    <style:style style:name="P57" style:family="paragraph" style:parent-style-name="Table_20_Contents">
      <style:text-properties officeooo:paragraph-rsid="00139735"/>
    </style:style>
    <style:style style:name="P58" style:family="paragraph" style:parent-style-name="Table_20_Contents">
      <style:text-properties fo:font-size="11pt" officeooo:paragraph-rsid="00139735" style:font-size-asian="11pt" style:font-size-complex="11pt"/>
    </style:style>
    <style:style style:name="P59" style:family="paragraph" style:parent-style-name="Text_20_body">
      <style:paragraph-properties fo:margin-top="0cm" fo:margin-bottom="0.4cm" style:contextual-spacing="false"/>
      <style:text-properties officeooo:paragraph-rsid="00139735"/>
    </style:style>
    <style:style style:name="P60" style:family="paragraph" style:parent-style-name="Code_20_Box_20_2" style:master-page-name="">
      <loext:graphic-properties draw:fill-hatch-name="hatch"/>
      <style:paragraph-properties fo:keep-together="auto" style:page-number="auto" fo:keep-with-next="auto"/>
      <style:text-properties officeooo:paragraph-rsid="000f7693"/>
    </style:style>
    <style:style style:name="P61" style:family="paragraph" style:parent-style-name="Code_20_Box_20_2">
      <loext:graphic-properties draw:fill-hatch-name="hatch"/>
      <style:paragraph-properties fo:keep-together="auto" fo:keep-with-next="auto"/>
      <style:text-properties officeooo:paragraph-rsid="000f7693"/>
    </style:style>
    <style:style style:name="P62" style:family="paragraph" style:parent-style-name="Code_20_Box_20_2" style:master-page-name="">
      <loext:graphic-properties draw:fill-hatch-name="hatch"/>
      <style:paragraph-properties fo:keep-together="auto" style:page-number="auto"/>
      <style:text-properties officeooo:paragraph-rsid="000f7693"/>
    </style:style>
    <style:style style:name="P63" style:family="paragraph" style:parent-style-name="Code_20_Box_20_2">
      <loext:graphic-properties draw:fill-hatch-name="hatch"/>
      <style:paragraph-properties fo:keep-together="auto"/>
      <style:text-properties officeooo:paragraph-rsid="000f7693"/>
    </style:style>
    <style:style style:name="P64" style:family="paragraph" style:parent-style-name="Code_20_Box_20_2" style:master-page-name="">
      <loext:graphic-properties draw:fill-hatch-name="hatch"/>
      <style:paragraph-properties style:page-number="auto" fo:keep-with-next="auto"/>
      <style:text-properties fo:font-size="9pt" officeooo:paragraph-rsid="000f7693" style:font-size-asian="9pt" style:font-size-complex="9pt"/>
    </style:style>
    <style:style style:name="P65"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0f7693"/>
    </style:style>
    <style:style style:name="P66" style:family="paragraph" style:parent-style-name="Code_20_Box_20_2">
      <style:text-properties fo:font-size="10.5pt" officeooo:paragraph-rsid="000f7693" style:font-size-asian="10.5pt" style:font-size-complex="10.5pt"/>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f7693"/>
    </style:style>
    <style:style style:name="P68" style:family="paragraph" style:parent-style-name="Text_20_body">
      <style:paragraph-properties fo:margin-top="0cm" fo:margin-bottom="0.6cm" style:contextual-spacing="false"/>
      <style:text-properties officeooo:paragraph-rsid="000f7693"/>
    </style:style>
    <style:style style:name="P69" style:family="paragraph" style:parent-style-name="Code_20_Box_20_2">
      <style:paragraph-properties fo:margin-top="0cm" fo:margin-bottom="0.6cm" style:contextual-spacing="false"/>
      <style:text-properties fo:font-size="10.5pt" officeooo:paragraph-rsid="000f7693" style:font-size-asian="10.5pt" style:font-size-complex="10.5pt"/>
    </style:style>
    <style:style style:name="P70" style:family="paragraph" style:parent-style-name="Code_20_Box_20_2">
      <style:paragraph-properties fo:margin-top="0cm" fo:margin-bottom="0.6cm" style:contextual-spacing="false"/>
      <style:text-properties officeooo:paragraph-rsid="000f7693"/>
    </style:style>
    <style:style style:name="P71" style:family="paragraph" style:parent-style-name="SideBar">
      <style:text-properties fo:font-size="12pt" style:font-size-asian="12pt" style:font-size-complex="12pt"/>
    </style:style>
    <style:style style:name="P72" style:family="paragraph" style:parent-style-name="Code_20_Box_20_2">
      <loext:graphic-properties draw:fill-hatch-name="hatch"/>
      <style:paragraph-properties fo:keep-with-next="always"/>
      <style:text-properties officeooo:paragraph-rsid="000f7693"/>
    </style:style>
    <style:style style:name="P73" style:family="paragraph" style:parent-style-name="Code_20_Box_20_2" style:master-page-name="">
      <style:paragraph-properties style:page-number="auto"/>
      <style:text-properties officeooo:paragraph-rsid="000f7693"/>
    </style:style>
    <style:style style:name="P74" style:family="paragraph" style:parent-style-name="Heading_20_2">
      <style:text-properties officeooo:paragraph-rsid="000f7693"/>
    </style:style>
    <style:style style:name="P75" style:family="paragraph" style:parent-style-name="Text_20_body" style:list-style-name="L1">
      <style:text-properties officeooo:paragraph-rsid="000f7693"/>
    </style:style>
    <style:style style:name="P76" style:family="paragraph" style:parent-style-name="Text_20_body_20_indent">
      <style:text-properties officeooo:paragraph-rsid="000f7693"/>
    </style:style>
    <style:style style:name="P77" style:family="paragraph" style:parent-style-name="Text_20_body" style:list-style-name="L2">
      <style:text-properties officeooo:paragraph-rsid="000f7693"/>
    </style:style>
    <style:style style:name="P78" style:family="paragraph" style:parent-style-name="Frame_20_contents">
      <style:text-properties officeooo:paragraph-rsid="02ff7c2d"/>
    </style:style>
    <style:style style:name="P7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80" style:family="paragraph" style:parent-style-name="Frame_20_contents">
      <style:paragraph-properties fo:text-align="center" style:justify-single-word="false"/>
      <style:text-properties officeooo:paragraph-rsid="02ff307d"/>
    </style:style>
    <style:style style:name="P81" style:family="paragraph" style:parent-style-name="Frame_20_contents">
      <style:text-properties officeooo:paragraph-rsid="0308ce04"/>
    </style:style>
    <style:style style:name="P82" style:family="paragraph" style:parent-style-name="Frame_20_contents">
      <style:text-properties officeooo:paragraph-rsid="02ff307d"/>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199cm" fo:margin-right="0.6cm" fo:margin-top="0cm" fo:margin-bottom="0cm" fo:text-indent="0cm"/>
    </style:style>
    <style:style style:name="P85" style:family="paragraph">
      <style:paragraph-properties fo:margin-left="0.7cm" fo:margin-right="0.6cm" fo:margin-top="0cm" fo:margin-bottom="0cm" fo:text-indent="-0.499cm"/>
    </style:style>
    <style:style style:name="P8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8" style:family="paragraph">
      <style:paragraph-properties fo:margin-left="0.199cm" fo:margin-right="0.6cm" fo:margin-top="0cm" fo:margin-bottom="0.499cm" fo:text-indent="0cm"/>
    </style:style>
    <style:style style:name="P8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9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9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4" style:family="paragraph">
      <style:paragraph-properties fo:margin-left="0.7cm" fo:margin-right="0.6cm" fo:margin-top="0cm" fo:margin-bottom="0cm" fo:line-height="115%" fo:text-indent="-0.499cm"/>
    </style:style>
    <style:style style:name="P95"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officeooo:rsid="001a922e"/>
    </style:style>
    <style:style style:name="T3" style:family="text">
      <style:text-properties fo:font-variant="normal" fo:text-transform="none" fo:font-style="italic" style:font-style-asian="italic" style:font-style-complex="italic"/>
    </style:style>
    <style:style style:name="T4" style:family="text">
      <style:text-properties officeooo:rsid="01485f2f"/>
    </style:style>
    <style:style style:name="T5" style:family="text">
      <style:text-properties officeooo:rsid="01469185"/>
    </style:style>
    <style:style style:name="T6" style:family="text">
      <style:text-properties fo:font-variant="small-caps"/>
    </style:style>
    <style:style style:name="T7" style:family="text">
      <style:text-properties officeooo:rsid="0149343e"/>
    </style:style>
    <style:style style:name="T8" style:family="text">
      <style:text-properties officeooo:rsid="01f025f2"/>
    </style:style>
    <style:style style:name="T9" style:family="text">
      <style:text-properties style:font-name="Nimbus Sans" fo:font-size="10pt" style:font-size-asian="10pt" style:font-size-complex="10pt"/>
    </style:style>
    <style:style style:name="T10" style:family="text">
      <style:text-properties fo:font-size="12pt" style:font-size-asian="12pt" style:font-size-complex="12pt"/>
    </style:style>
    <style:style style:name="T11" style:family="text">
      <style:text-properties fo:font-variant="normal" fo:text-transform="none"/>
    </style:style>
    <style:style style:name="T12" style:family="text">
      <style:text-properties fo:font-size="10.5pt" style:font-size-asian="10.5pt" style:font-size-complex="10.5pt"/>
    </style:style>
    <style:style style:name="T13" style:family="text">
      <style:text-properties style:font-name="Nimbus Sans" fo:font-size="10pt" style:font-size-asian="10pt" style:font-name-complex="Nimbus Sans" style:font-size-complex="10pt"/>
    </style:style>
    <style:style style:name="T14" style:family="text">
      <style:text-properties style:font-name="Nimbus Sans" fo:font-size="12pt" style:font-size-asian="12pt" style:font-name-complex="Nimbus Sans" style:font-size-complex="12pt"/>
    </style:style>
    <style:style style:name="T15" style:family="text">
      <style:text-properties style:font-name="Nimbus Sans" fo:font-size="10pt" fo:font-style="normal" style:font-size-asian="10pt" style:font-style-asian="normal" style:font-size-complex="10pt" style:font-style-complex="normal"/>
    </style:style>
    <style:style style:name="T16" style:family="text">
      <style:text-properties officeooo:rsid="015388a8"/>
    </style:style>
    <style:style style:name="T17" style:family="text">
      <style:text-properties officeooo:rsid="02ee40af"/>
    </style:style>
    <style:style style:name="T18" style:family="text">
      <style:text-properties officeooo:rsid="00111651"/>
    </style:style>
    <style:style style:name="T19" style:family="text">
      <style:text-properties fo:font-style="normal" style:font-style-asian="normal" style:font-style-complex="normal"/>
    </style:style>
    <style:style style:name="T20" style:family="text">
      <style:text-properties fo:font-size="11pt" style:font-size-asian="11pt" style:font-size-complex="11pt"/>
    </style:style>
    <style:style style:name="T21" style:family="text">
      <style:text-properties officeooo:rsid="0158ad5f"/>
    </style:style>
    <style:style style:name="T22" style:family="text">
      <style:text-properties fo:font-size="11.5pt" style:font-size-asian="11.5pt" style:font-size-complex="11.5pt"/>
    </style:style>
    <style:style style:name="T23" style:family="text">
      <style:text-properties fo:font-size="11pt" officeooo:rsid="001a922e" style:font-size-asian="11pt" style:font-size-complex="11pt"/>
    </style:style>
    <style:style style:name="T24" style:family="text">
      <style:text-properties fo:font-size="10pt" style:font-size-asian="10pt" style:font-size-complex="10pt"/>
    </style:style>
    <style:style style:name="T25" style:family="text">
      <style:text-properties fo:font-size="10pt" officeooo:rsid="001a922e" style:font-size-asian="10pt" style:font-size-complex="10pt"/>
    </style:style>
    <style:style style:name="T26" style:family="text">
      <style:text-properties officeooo:rsid="015a1836"/>
    </style:style>
    <style:style style:name="T27" style:family="text">
      <style:text-properties fo:font-variant="small-caps" officeooo:rsid="0212e37f"/>
    </style:style>
    <style:style style:name="T28" style:family="text">
      <style:text-properties officeooo:rsid="015cd32f"/>
    </style:style>
    <style:style style:name="T29" style:family="text">
      <style:text-properties officeooo:rsid="018b60dc"/>
    </style:style>
    <style:style style:name="T30" style:family="text">
      <style:text-properties officeooo:rsid="0187a486"/>
    </style:style>
    <style:style style:name="T31" style:family="text">
      <style:text-properties officeooo:rsid="018ba702"/>
    </style:style>
    <style:style style:name="T32" style:family="text">
      <style:text-properties officeooo:rsid="018c7831"/>
    </style:style>
    <style:style style:name="T33" style:family="text">
      <style:text-properties fo:font-size="11.5pt" fo:font-style="italic" style:font-size-asian="11.5pt" style:font-style-asian="italic" style:font-size-complex="11.5pt" style:font-style-complex="italic"/>
    </style:style>
    <style:style style:name="T34" style:family="text">
      <style:text-properties fo:font-size="12pt" fo:font-style="italic" style:font-size-asian="12pt" style:font-style-asian="italic" style:font-size-complex="12pt" style:font-style-complex="italic"/>
    </style:style>
    <style:style style:name="T35" style:family="text">
      <style:text-properties officeooo:rsid="0191f584"/>
    </style:style>
    <style:style style:name="T36" style:family="text">
      <style:text-properties style:font-name="FreeSerif"/>
    </style:style>
    <style:style style:name="T37" style:family="text">
      <style:text-properties fo:font-size="12pt"/>
    </style:style>
    <style:style style:name="T38" style:family="text">
      <style:text-properties style:font-name="DejaVu Serif" fo:font-size="12pt" style:font-name-complex="DejaVu Serif" style:font-size-complex="12pt"/>
    </style:style>
    <style:style style:name="T39" style:family="text">
      <style:text-properties fo:color="#0a2746" loext:opacity="100%" style:font-name="DejaVu Serif" fo:font-size="12pt" style:font-name-complex="DejaVu Serif" style:font-size-complex="12pt"/>
    </style:style>
    <style:style style:name="T40" style:family="text">
      <style:text-properties fo:font-variant="small-caps" style:font-name="DejaVu Serif" fo:font-size="12pt" style:font-name-complex="DejaVu Serif" style:font-size-complex="12pt"/>
    </style:style>
    <style:style style:name="T4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34"><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text:a xlink:type="simple" xlink:href="#Chapter 08" text:style-name="Internet_20_link" text:visited-style-name="Visited_20_Internet_20_Link"><text:span text:style-name="T2">347 ➤</text:span></text:a>].</text:p>
      <text:h text:style-name="P4" text:outline-level="2"><draw:frame draw:style-name="fr2" draw:name="f06-01-h2" text:anchor-type="paragraph" svg:y="-0.25cm" svg:width="1.401cm" draw:z-index="35"><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40"><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3">sub-class</text:span> (another term for speciali<text:span text:style-name="T4">s</text:span>e), any Python <text:span text:style-name="T1">class</text:span>, whether built-in or from the standard library, or one of our own custom <text:span text:style-name="T1">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3">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3">sub-class</text:span>, <text:span text:style-name="T1">derived class</text:span>, or <text:span text:style-name="T1">derived</text:span> to describe a <text:span text:style-name="T1">class</text:span> that inherits from (i.e., speciali<text:span text:style-name="T5">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5">(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0"><draw:text-box><text:p text:style-name="P11"><draw:frame draw:style-name="fr5" draw:name="Figure-06.1 Some object-oriented inheritance terminology" text:anchor-type="paragraph" svg:width="13.6cm" style:rel-width="100%" svg:height="5.881cm" style:rel-height="scale" draw:z-index="31"><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3">sub-class</text:span>; this is the same as Java (apart from Java’s “<text:span text:style-name="T1">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6">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text:a xlink:type="simple" xlink:href="#Chapter 08" text:style-name="Internet_20_link" text:visited-style-name="Visited_20_Internet_20_Link"><text:span text:style-name="T2">347 ➤</text:span></text:a>].)</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6"><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41"><draw:text-box fo:min-height="0.741cm"><text:p text:style-name="P9">||</text:p></draw:text-box></draw:frame>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7">n</text:span> here:</text:p>
      <text:p text:style-name="P6"><text:soft-page-break/>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3">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123 ➤].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50"><draw:text-box fo:min-height="8.248cm" fo:min-width="10.089cm"><text:p text:style-name="P11"><draw:frame draw:style-name="fr7" draw:name="Figure-06.2 The Point class’s inheritance hierarchy" text:anchor-type="paragraph" svg:width="10.089cm" svg:height="7.519cm" draw:z-index="51"><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he Point class’s inheritance hierarchy</text:p></draw:text-box></draw:frame><text:soft-page-break/>To create an <text:span text:style-name="Console">object</text:span>, two steps are necessary. first a raw or uninitiali<text:span text:style-name="T8">s</text:span>ed <text:span text:style-name="Console">object</text:span> must be created, and then the <text:span text:style-name="Console">object</text:span> must be initiali<text:span text:style-name="T8">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8" draw:name="p242 jump" draw:style-name="gr1" draw:text-style-name="P13" svg:width="1.571cm" svg:height="2.689cm" svg:x="17cm" svg:y="0cm"><draw:text-box draw:corner-radius="0.199cm"><text:p text:style-name="P12"><text:span text:style-name="T9">Alter­native Fuzzy­Bool</text:span></text:p><text:p text:style-name="P12"><text:span text:style-name="T10"><text:a xlink:href="#1.1.1.1.Obtaining and Installing Python 3|outline" xlink:type="simple">146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1">sub-class</text:span> is another benefit of object-oriented programming—if the base class method is sufficient we don’t have to reimplement it in our <text:span text:style-name="T11">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8">s</text:span>ed object. Then Python looks for the <text:span text:style-name="T11">initialiser</text:span>, <text:span text:style-name="Console">__init__()</text:span>, and since we have reimplemented it, Python doesn’t need to look further and calls <text:span text:style-name="Console">Point.__init__()</text:span>. Finally, Python sets <text:span text:style-name="Console">p</text:span> to be an object reference to the newly created and initiali<text:span text:style-name="T8">s</text:span>ed <text:span text:style-name="Console">object</text:span> of type <text:span text:style-name="T1">Point</text:span>.</text:p>
      <text:p text:style-name="P3"><text:soft-page-break/>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1">initialiser</text:span>, and assigned the values of the <text:span text:style-name="Console">x</text:span> and <text:span text:style-name="Console">y</text:span> parameters. Since Python will find this <text:span text:style-name="T11">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text:a xlink:type="simple" xlink:href="#Comparison Special Methods" text:style-name="Internet_20_link" text:visited-style-name="Visited_20_Internet_20_Link"><text:span text:style-name="T2">254 ➤</text:span></text:a>].</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text:bookmark-start text:name="Comparison Special Methods"/>Comparison Special Methods<text:bookmark-end text:name="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2">__lt__(self, other)</text:span></text:span></text:p>
          </table:table-cell>
          <table:table-cell table:style-name="Table-6.1-Comparison-Special-Methods.B3" office:value-type="string">
            <text:p text:style-name="P16"><text:span text:style-name="Console"><text:span text:style-name="T12">x &lt; y</text:span></text:span></text:p>
          </table:table-cell>
          <table:table-cell table:style-name="Table-6.1-Comparison-Special-Methods.C3" office:value-type="string">
            <text:p text:style-name="P16"><text:span text:style-name="T12">Returns </text:span><text:span text:style-name="Console"><text:span text:style-name="T12">True</text:span></text:span><text:span text:style-name="T12"> if </text:span><text:span text:style-name="Console"><text:span text:style-name="T12">x</text:span></text:span><text:span text:style-name="T12"> is less than </text:span><text:span text:style-name="Console"><text:span text:style-name="T12">y</text:span></text:span></text:p>
          </table:table-cell>
        </table:table-row>
        <table:table-row table:style-name="Table-6.1-Comparison-Special-Methods.1">
          <table:table-cell table:style-name="Table-6.1-Comparison-Special-Methods.A4" office:value-type="string">
            <text:p text:style-name="P16"><text:span text:style-name="Console"><text:span text:style-name="T12">__le__(self, other)</text:span></text:span></text:p>
          </table:table-cell>
          <table:table-cell table:style-name="Table-6.1-Comparison-Special-Methods.B4" office:value-type="string">
            <text:p text:style-name="P16"><text:span text:style-name="Console"><text:span text:style-name="T12">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2">__eq__(self, other)</text:span></text:span></text:p>
          </table:table-cell>
          <table:table-cell table:style-name="Table-6.1-Comparison-Special-Methods.B5" office:value-type="string">
            <text:p text:style-name="P16"><text:span text:style-name="Console"><text:span text:style-name="T12">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2">__ne__(self, other)</text:span></text:span></text:p>
          </table:table-cell>
          <table:table-cell table:style-name="Table-6.1-Comparison-Special-Methods.B6" office:value-type="string">
            <text:p text:style-name="P16"><text:span text:style-name="Console"><text:span text:style-name="T12">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2">__ge__(self, other)</text:span></text:span></text:p>
          </table:table-cell>
          <table:table-cell table:style-name="Table-6.1-Comparison-Special-Methods.B7" office:value-type="string">
            <text:p text:style-name="P16"><text:span text:style-name="Console"><text:span text:style-name="T12">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2">__gt__(self, other)</text:span></text:span></text:p>
          </table:table-cell>
          <table:table-cell table:style-name="Table-6.1-Comparison-Special-Methods.B8" office:value-type="string">
            <text:p text:style-name="P16"><text:span text:style-name="Console"><text:span text:style-name="T12">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18"><draw:frame text:anchor-type="paragraph" draw:z-index="19" draw:name="p243 jump" draw:style-name="gr2" draw:text-style-name="P13" svg:width="1.571cm" svg:height="1.842cm" svg:x="17cm" svg:y="0cm"><draw:text-box draw:corner-radius="0.199cm"><text:p text:style-name="P12"><text:span text:style-name="T9">Fuzzy­Bool</text:span></text:p><text:p text:style-name="P12"><text:span text:style-name="T10"><text:a xlink:href="#1.1.1.1.Obtaining and Installing Python 3|outline" xlink:type="simple">146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text:span text:style-name="T2">(above) </text:span>may return <text:span text:style-name="T1">NotImplemented</text:span>.)</text:p>
      <text:p text:style-name="P3"><text:bookmark-start text:name="isinstance()"/>The built-in <text:span text:style-name="Console">isinstance()</text:span> function<text:bookmark-end text:name="isinstance()"/>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9">def __repr__(self):</text:p>
      <text:p text:style-name="P7"><text:tab/>return "Point({0.x!r}, {0.y!r})".format(self)</text:p>
      <text:p text:style-name="P3"><draw:frame text:anchor-type="paragraph" draw:z-index="20" draw:name="p244 jump" draw:style-name="gr3" draw:text-style-name="P20" svg:width="1.571cm" svg:height="1.902cm" svg:x="-1.6cm" svg:y="1.554cm"><draw:text-box draw:corner-radius="0.199cm"><text:p text:style-name="P12"><text:span text:style-name="T13">str.­format()</text:span></text:p><text:p><text:span text:style-name="T14"><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1">p = Shape.Point(3, 9)</text:p>
      <text:p text:style-name="P21">repr(p)<text:tab/><text:tab/><text:tab/><text:tab/><text:tab/><text:tab/># returns: 'Point(3, 9)'</text:p>
      <text:p text:style-name="P21">q = eval(p.__module__ + "." + repr(p))</text:p>
      <text:p text:style-name="P21">repr(q)<text:tab/><text:tab/><text:tab/><text:tab/><text:tab/><text:tab/># returns: 'Point(3, 9)'</text:p>
      <text:p text:style-name="P3"><draw:frame text:anchor-type="paragraph" draw:z-index="21" draw:name="p245 jump 1" draw:style-name="gr4" draw:text-style-name="P20" svg:width="1.571cm" svg:height="1.502cm" svg:x="-1.6cm" svg:y="0cm"><draw:text-box draw:corner-radius="0.199cm"><text:p text:style-name="P12"><text:span text:style-name="T15">import</text:span></text:p><text:p><text:span text:style-name="T14"><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2" draw:name="p245 jump 2" draw:style-name="gr1" draw:text-style-name="P13" svg:width="1.571cm" svg:height="2.689cm" svg:x="17cm" svg:y="0cm"><draw:text-box draw:corner-radius="0.199cm"><text:p text:style-name="P12"><text:span text:style-name="T9">Dynamic code exec­ution</text:span></text:p><text:p text:style-name="P12"><text:span text:style-name="T10"><text:a xlink:href="#1.1.1.1.Obtaining and Installing Python 3|outline" xlink:type="simple">146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2">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42"><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3" text:note-class="footnote"><text:note-citation>3</text:note-citation><text:note-body><text:p text:style-name="P23">Multiple inheritance, abstract base types, and other advanced object-oriented techniques are covered in Chapter 8 [<text:a xlink:type="simple" xlink:href="#Chapter 08" text:style-name="Internet_20_link" text:visited-style-name="Visited_20_Internet_20_Link"><text:span text:style-name="T2">347 ➤</text:span></text:a>]</text:p></text:note-body></text:note>. Here we have inherited the <text:span text:style-name="Console">Point</text:span> class—the inheritance hierarchy for <text:span text:style-name="Console">Circle</text:span> is shown in Figure 6.3 <text:span text:style-name="T16">(</text:span><text:span text:style-name="T17">below</text:span><text:span text:style-name="T16">)</text:span>.</text:p>
      <text:p text:style-name="P3"><draw:frame draw:style-name="fr8" draw:name="Frame-6.3 The Circle class’s inheritance hierarchy Picture" text:anchor-type="paragraph" svg:y="0cm" svg:width="15.058cm" draw:z-index="59"><draw:text-box fo:min-height="7.832cm"><text:p text:style-name="P11"><draw:frame draw:style-name="fr7" draw:name="Figure-06.3 The Circle class’s inheritance hierarchy" text:anchor-type="paragraph" svg:width="14.72cm" svg:height="7.65cm" draw:z-index="60"><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attributes. Users of the class could supply an invalid radius, such as <text:span text:style-name="Console">-2</text:span>; in the <text:soft-page-break/>next subsection we will see how to prevent such problems by making attributes more robust using <text:span text:style-name="T1">properties</text:span>.</text:p>
      <text:p text:style-name="P22">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1">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27" draw:name="p247 jump" draw:style-name="gr5" draw:text-style-name="P20" svg:width="1.571cm" svg:height="2.703cm" svg:x="-1.6cm" svg:y="0.753cm"><draw:text-box draw:corner-radius="0.199cm"><text:p text:style-name="P12"><text:span text:style-name="T15">Shallow and deep copying</text:span></text:p><text:p><text:span text:style-name="T14"><text:a xlink:href="#shallow + deep copying" xlink:type="simple">150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3"><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4">circle = Shape.Circle(5, 28, 45)<text:tab/># assumes: import ShapeAlt as Shape</text:p>
      <text:p text:style-name="P24">circle.radius<text:tab/><text:tab/><text:tab/><text:tab/># returns: 5</text:p>
      <text:p text:style-name="P24">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text:a xlink:type="simple" xlink:href="#Chapter 08" text:style-name="Internet_20_link" text:visited-style-name="Visited_20_Internet_20_Link"><text:span text:style-name="T2">347 ➤</text:span></text:a>]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18">(next page)</text:span>:</text:p>
      <text:p text:style-name="P25"><text:soft-page-break/>def area(self):</text:p>
      <text:p text:style-name="P6"><text:tab/>return math.pi * (self.radius ** 2)</text:p>
      <text:p text:style-name="P6">area = property(area)</text:p>
      <text:p text:style-name="P26">We rarely use this syntax, since using a <text:span text:style-name="T1">decorator</text:span> is shorter and clearer.</text:p>
      <text:p text:style-name="P26">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6">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6">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1">@property</text:p>
      <text:p text:style-name="P21">def radius(self):</text:p>
      <text:p text:style-name="P21"><text:tab/>"""The circle's radius</text:p>
      <text:p text:style-name="P21"/>
      <text:p text:style-name="P21"><text:tab/>&gt;&gt;&gt; circle = Circle(-2)</text:p>
      <text:p text:style-name="P21"><text:tab/>Traceback (most recent call last):</text:p>
      <text:p text:style-name="P21"><text:tab/>…</text:p>
      <text:p text:style-name="P21"><text:tab/>AssertionError: radius must be nonzero and non-negative</text:p>
      <text:p text:style-name="P21"><text:tab/>&gt;&gt;&gt; circle = Circle(4)</text:p>
      <text:p text:style-name="P21"><text:tab/>&gt;&gt;&gt; circle.radius = -1</text:p>
      <text:p text:style-name="P21"><text:tab/>Traceback (most recent call last):</text:p>
      <text:p text:style-name="P21"><text:tab/>…</text:p>
      <text:p text:style-name="P21"><text:tab/>AssertionError: radius must be nonzero and non-negative</text:p>
      <text:p text:style-name="P21"><text:tab/>&gt;&gt;&gt; circle.radius = 6</text:p>
      <text:p text:style-name="P21"><text:tab/>"""</text:p>
      <text:p text:style-name="P21"><text:tab/>return self.__radius</text:p>
      <text:p text:style-name="P21"/>
      <text:p text:style-name="P21">@radius.setter</text:p>
      <text:p text:style-name="P21">def radius(self, radius):</text:p>
      <text:p text:style-name="P21"><text:tab/>assert radius &gt; 0, "radius must be nonzero and non-negative"</text:p>
      <text:p text:style-name="P21"><text:tab/>self.__radius = radius</text:p>
      <text:p text:style-name="P26">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1">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text:a xlink:type="simple" xlink:href="#Chapter 09" text:style-name="Internet_20_link" text:visited-style-name="Visited_20_Internet_20_Link"><text:span text:style-name="T2">419 ➤</text:span></text:a>].)</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4"><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6">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1">a = FuzzyBool.FuzzyBool(.875)</text:p>
      <text:p text:style-name="P21">b = FuzzyBool.FuzzyBool(.25)</text:p>
      <text:p text:style-name="P21">a &gt;= b<text:tab/><text:tab/><text:tab/><text:tab/><text:tab/># returns: True</text:p>
      <text:p text:style-name="P21">bool(a), bool(b)<text:tab/><text:tab/><text:tab/><text:tab/># returns: (True, False)</text:p>
      <text:p text:style-name="P21">~a<text:tab/><text:tab/><text:tab/><text:tab/><text:tab/><text:tab/># returns: FuzzyBool(0.125)</text:p>
      <text:p text:style-name="P21">a &amp; b<text:tab/><text:tab/><text:tab/><text:tab/><text:tab/># returns: FuzzyBool(0.25)</text:p>
      <text:p text:style-name="P21">b |= FuzzyBool.FuzzyBool(.5)<text:tab/><text:tab/># b is now: FuzzyBool(0.5)</text:p>
      <text:p text:style-name="P21">"a={0:.1%} b={1:.0%}".format(a, b)<text:tab/># returns: 'a=87.5% b=50%'</text:p>
      <text:p text:style-name="P22"><text:soft-page-break/>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2">Table 6.1 <text:span text:style-name="T2">[</text:span><text:a xlink:type="simple" xlink:href="#Comparison Special Methods" text:style-name="Internet_20_link" text:visited-style-name="Visited_20_Internet_20_Link"><text:span text:style-name="T2">254 ⮜</text:span></text:a><text:span text:style-name="T2">]</text:span> lists the comparison special methods, Table 6.2 <text:span text:style-name="T2">[</text:span><text:a xlink:type="simple" xlink:href="#Fundamental Special Methods" text:style-name="Internet_20_link" text:visited-style-name="Visited_20_Internet_20_Link"><text:span text:style-name="T2">262 ➤</text:span></text:a><text:span text:style-name="T2">]</text:span> lists the fundamental special methods, and Table 6.3 <text:span text:style-name="T2">[</text:span><text:a xlink:type="simple" xlink:href="#Numeric and Bitwise Special Methods" text:style-name="Internet_20_link" text:visited-style-name="Visited_20_Internet_20_Link"><text:span text:style-name="T2">265 ➤</text:span></text:a><text:span text:style-name="T2">]</text:span>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7" text:outline-level="4"><draw:frame draw:style-name="fr9" draw:name="f06-01-h4" text:anchor-type="paragraph" svg:y="-0.25cm" svg:width="0.7cm" draw:z-index="48"><draw:text-box fo:min-height="0.741cm"><text:p text:style-name="P28">|</text:p></draw:text-box></draw:frame>Creating Data Types from Scratch</text:h>
      <text:p text:style-name="P22">To create the <text:span text:style-name="Console"><text:span text:style-name="T19">FuzzyBool</text:span></text:span> type from scratch means that we must provide an attribute to hold the <text:span text:style-name="Console"><text:span text:style-name="T19">FuzzyBool</text:span></text:span>’s value and all the methods that we require. Here are the class line and the <text:span text:style-name="T11">initialiser</text:span>, taken from <text:span text:style-name="Filename">FuzzyBool.py</text:span>:</text:p>
      <text:p text:style-name="P21">class FuzzyBool:</text:p>
      <text:p text:style-name="P21"><text:tab/>def __init__(self, value=0.0):</text:p>
      <text:p text:style-name="P21"><text:tab/><text:tab/>self.__value = value if 0.0 &lt;= value &lt;= 1.0 else 0.0</text:p>
      <text:p text:style-name="P3"><draw:frame text:anchor-type="paragraph" draw:z-index="26" draw:name="p251 jump" draw:style-name="gr6" draw:text-style-name="P20" svg:width="1.571cm" svg:height="2.703cm" svg:x="-1.6cm" svg:y="0cm"><draw:text-box draw:corner-radius="0.199cm"><text:p text:style-name="P12"><text:span text:style-name="T15">Shape-Alt.Circle.­radius property</text:span></text:p><text:p><text:span text:style-name="T14"><text:a xlink:href="#circle.radius property" xlink:type="simple">249 ⮜</text:a></text:span></text:p></draw:text-box></draw:frame>We have made the value attribute private because we want <text:span text:style-name="Console"><text:span text:style-name="T19">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text:a xlink:type="simple" xlink:href="#The FuzzyBool class’s inheritance hierarchy" text:style-name="Internet_20_link" text:visited-style-name="Visited_20_Internet_20_Link"><text:span text:style-name="T2">263 ➤</text:span></text:a>].</text:p>
      <text:p text:style-name="P3">The simplest logical operator is logical NOT, for which we have coopted the bitwise inversion operator (~):</text:p>
      <text:p text:style-name="P29">def __invert__(self):</text:p>
      <text:p text:style-name="P30"><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31">Table <text:span text:style-name="Caption_20_characters"><text:sequence text:ref-name="refTable1" text:name="Table" text:formula="ooow:Table+1" style:num-format="1">6.2</text:sequence></text:span>: <text:bookmark-start text:name="Fundamental Special Methods"/>Fundamental Special Methods<text:bookmark-end text:name="Fundamental Special Methods"/></text:p>
            </table:table-cell>
            <table:covered-table-cell/>
            <table:covered-table-cell/>
          </table:table-row>
          <table:table-row table:style-name="Table-6.2-Fundamental-Special-Methods.1">
            <table:table-cell table:style-name="Table-6.2-Fundamental-Special-Methods.A2" office:value-type="string">
              <text:p text:style-name="P32">Special Method</text:p>
            </table:table-cell>
            <table:table-cell table:style-name="Table-6.2-Fundamental-Special-Methods.B2" office:value-type="string">
              <text:p text:style-name="P32">Usage</text:p>
            </table:table-cell>
            <table:table-cell table:style-name="Table-6.2-Fundamental-Special-Methods.C2" office:value-type="string">
              <text:p text:style-name="P32">Description</text:p>
            </table:table-cell>
          </table:table-row>
        </table:table-header-rows>
        <table:table-row table:style-name="Table-6.2-Fundamental-Special-Methods.1">
          <table:table-cell table:style-name="Table-6.2-Fundamental-Special-Methods.A3" office:value-type="string">
            <text:p text:style-name="P33"><text:span text:style-name="Console"><text:span text:style-name="T20">__bool__(self)</text:span></text:span></text:p>
          </table:table-cell>
          <table:table-cell table:style-name="Table-6.2-Fundamental-Special-Methods.B3" office:value-type="string">
            <text:p text:style-name="P33"><text:span text:style-name="Console"><text:span text:style-name="T20">bool (x)</text:span></text:span></text:p>
          </table:table-cell>
          <table:table-cell table:style-name="Table-6.2-Fundamental-Special-Methods.C3" office:value-type="string">
            <text:p text:style-name="P34">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33"><text:span text:style-name="Console"><text:span text:style-name="T20">__format__(self,</text:span></text:span></text:p>
            <text:p text:style-name="P33"><text:span text:style-name="Console"><text:span text:style-name="T20"><text:s text:c="5"/>format_spec)</text:span></text:span></text:p>
          </table:table-cell>
          <table:table-cell table:style-name="Table-6.2-Fundamental-Special-Methods.B4" office:value-type="string">
            <text:p text:style-name="P33"><text:span text:style-name="Console"><text:span text:style-name="T20">"{0}".</text:span></text:span></text:p>
            <text:p text:style-name="P33"><text:span text:style-name="Console"><text:span text:style-name="T20"><text:s text:c="4"/>format(x)</text:span></text:span></text:p>
          </table:table-cell>
          <table:table-cell table:style-name="Table-6.2-Fundamental-Special-Methods.C4" office:value-type="string">
            <text:p text:style-name="P34">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33"><text:span text:style-name="Console"><text:span text:style-name="T20">__hash__(self)</text:span></text:span></text:p>
          </table:table-cell>
          <table:table-cell table:style-name="Table-6.2-Fundamental-Special-Methods.B5" office:value-type="string">
            <text:p text:style-name="P33"><text:span text:style-name="Console"><text:span text:style-name="T20">hash(x)</text:span></text:span></text:p>
          </table:table-cell>
          <table:table-cell table:style-name="Table-6.2-Fundamental-Special-Methods.C5" office:value-type="string">
            <text:p text:style-name="P34">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33"><text:span text:style-name="Console"><text:span text:style-name="T20">__init_(self,</text:span></text:span></text:p>
            <text:p text:style-name="P33"><text:span text:style-name="Console"><text:span text:style-name="T20"><text:s text:c="8"/>args)</text:span></text:span></text:p>
          </table:table-cell>
          <table:table-cell table:style-name="Table-6.2-Fundamental-Special-Methods.B6" office:value-type="string">
            <text:p text:style-name="P33"><text:span text:style-name="Console"><text:span text:style-name="T20">x = X(args)</text:span></text:span></text:p>
          </table:table-cell>
          <table:table-cell table:style-name="Table-6.2-Fundamental-Special-Methods.C6" office:value-type="string">
            <text:p text:style-name="P34">Called when an object is initiali<text:span text:style-name="T8">s</text:span>ed</text:p>
          </table:table-cell>
        </table:table-row>
        <table:table-row table:style-name="Table-6.2-Fundamental-Special-Methods.1">
          <table:table-cell table:style-name="Table-6.2-Fundamental-Special-Methods.A3" office:value-type="string">
            <text:p text:style-name="P33"><text:span text:style-name="Console"><text:span text:style-name="T20">__new_(cls, args)</text:span></text:span></text:p>
          </table:table-cell>
          <table:table-cell table:style-name="Table-6.2-Fundamental-Special-Methods.B7" office:value-type="string">
            <text:p text:style-name="P33"><text:span text:style-name="Console"><text:span text:style-name="T20">x = X(args)</text:span></text:span></text:p>
          </table:table-cell>
          <table:table-cell table:style-name="Table-6.2-Fundamental-Special-Methods.C7" office:value-type="string">
            <text:p text:style-name="P34">Called when an object is created</text:p>
          </table:table-cell>
        </table:table-row>
        <table:table-row table:style-name="Table-6.2-Fundamental-Special-Methods.1">
          <table:table-cell table:style-name="Table-6.2-Fundamental-Special-Methods.A4" office:value-type="string">
            <text:p text:style-name="P33"><text:span text:style-name="Console"><text:span text:style-name="T20">__repr__(self)</text:span></text:span></text:p>
          </table:table-cell>
          <table:table-cell table:style-name="Table-6.2-Fundamental-Special-Methods.B8" office:value-type="string">
            <text:p text:style-name="P33"><text:span text:style-name="Console"><text:span text:style-name="T20">repr(x)</text:span></text:span></text:p>
          </table:table-cell>
          <table:table-cell table:style-name="Table-6.2-Fundamental-Special-Methods.C8" office:value-type="string">
            <text:p text:style-name="P34"><draw:frame text:anchor-type="paragraph" draw:z-index="52" draw:name="p252 jump 1" draw:style-name="gr7" draw:text-style-name="P35" svg:width="1.571cm" svg:height="3.112cm" svg:x="8.86cm" svg:y="0cm"><draw:text-box draw:corner-radius="0.199cm"><text:p text:style-name="P12"><text:span text:style-name="T9">Reimp­lement­ing __new­__()</text:span></text:p><text:p text:style-name="P12"><text:span text:style-name="T10"><text:a xlink:href="#1.1.1.1.Obtaining and Installing Python 3|outline" xlink:type="simple">4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33"><draw:frame text:anchor-type="paragraph" draw:z-index="53" draw:name="p252 jump 2" draw:style-name="gr8" draw:text-style-name="P13" svg:width="1.571cm" svg:height="1.419cm" svg:x="-1.799cm" svg:y="-0.3cm"><draw:text-box draw:corner-radius="0.199cm"><text:p text:style-name="P12"><text:span text:style-name="T15">ascii()</text:span></text:p><text:p><text:span text:style-name="T10"><text:a xlink:href="#ascii() function" xlink:type="simple">68 ⮜</text:a></text:span></text:p></draw:text-box></draw:frame><text:span text:style-name="Console"><text:span text:style-name="T20">__repr__(self)</text:span></text:span></text:p>
          </table:table-cell>
          <table:table-cell table:style-name="Table-6.2-Fundamental-Special-Methods.B9" office:value-type="string">
            <text:p text:style-name="P33"><text:span text:style-name="Console"><text:span text:style-name="T20">ascii(x)</text:span></text:span></text:p>
          </table:table-cell>
          <table:table-cell table:style-name="Table-6.2-Fundamental-Special-Methods.C9" office:value-type="string">
            <text:p text:style-name="P34">Returns a string representation of <text:span text:style-name="Console">x</text:span> using only <text:span text:style-name="T6">ascii</text:span> characters</text:p>
          </table:table-cell>
        </table:table-row>
        <table:table-row table:style-name="Table-6.2-Fundamental-Special-Methods.1">
          <table:table-cell table:style-name="Table-6.2-Fundamental-Special-Methods.A10" office:value-type="string">
            <text:p text:style-name="P33"><draw:frame text:anchor-type="paragraph" draw:z-index="54" draw:name="p252 jump 3" draw:style-name="gr9" draw:text-style-name="P13" svg:width="1.571cm" svg:height="1.842cm" svg:x="-1.799cm" svg:y="0cm"><draw:text-box draw:corner-radius="0.199cm"><text:p text:style-name="P12"><text:span text:style-name="T15">Str.­format()</text:span></text:p><text:p><text:span text:style-name="T10"><text:a xlink:href="#str.format()" xlink:type="simple">84 ⮜</text:a></text:span></text:p></draw:text-box></draw:frame><text:span text:style-name="Console"><text:span text:style-name="T20">__str_(self)</text:span></text:span></text:p>
          </table:table-cell>
          <table:table-cell table:style-name="Table-6.2-Fundamental-Special-Methods.B10" office:value-type="string">
            <text:p text:style-name="P33"><text:span text:style-name="Console"><text:span text:style-name="T20">str(x)</text:span></text:span></text:p>
          </table:table-cell>
          <table:table-cell table:style-name="Table-6.2-Fundamental-Special-Methods.C10" office:value-type="string">
            <text:p text:style-name="P34">Returns a human-comprehensible string representation of <text:span text:style-name="Console">x</text:span></text:p>
          </table:table-cell>
        </table:table-row>
      </table:table>
      <text:p text:style-name="P22"><draw:frame draw:style-name="fr10" draw:name="sidebar-06-01 The __del__() Special Method" text:anchor-type="paragraph" svg:x="0cm" svg:y="-0.093cm" svg:width="17cm" style:rel-width="100%" svg:height="8.849cm" style:rel-height="scale-min" draw:z-index="62"><draw:text-box><text:p text:style-name="SideBar_20_Header">The <text:span text:style-name="T21">__del__</text:span>() Special Method</text:p><text:p text:style-name="SideBar"><text:span text:style-name="T22">The </text:span><text:span text:style-name="Console"><text:span text:style-name="T22">_del__(self)</text:span></text:span><text:span text:style-name="T22"> special method is called when an object is destroyed—at least in theory. In practice, </text:span><text:span text:style-name="Console"><text:span text:style-name="T22">_del__()</text:span></text:span><text:span text:style-name="T22"> may never be called, even at program termination. Furthermore, when we write </text:span><text:span text:style-name="Inline_20_Code"><text:span text:style-name="T22">del x</text:span></text:span><text:span text:style-name="T22">, all that happens is that the object reference </text:span><text:span text:style-name="Console"><text:span text:style-name="T22">x</text:span></text:span><text:span text:style-name="T22"> is deleted and the count of how many object references refer to the object that was referred to by </text:span><text:span text:style-name="Console"><text:span text:style-name="T22">x</text:span></text:span><text:span text:style-name="T22"> is decreased by </text:span><text:span text:style-name="Console"><text:span text:style-name="T22">1</text:span></text:span><text:span text:style-name="T22">. Only when this count reaches </text:span><text:span text:style-name="Console"><text:span text:style-name="T22">0</text:span></text:span><text:span text:style-name="T22"> is </text:span><text:span text:style-name="Console"><text:span text:style-name="T22">__del__()</text:span></text:span><text:span text:style-name="T22"> likely to be called, but Python offers no guarantee that it will ever be called. In view of this, </text:span><text:span text:style-name="Console"><text:span text:style-name="T22">_del__()</text:span></text:span><text:span text:style-name="T22">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22">Python provides two separate mechanisms for ensuring that resources are properly released. One is to use a </text:span><text:span text:style-name="Console"><text:span text:style-name="T22">try … finally</text:span></text:span><text:span text:style-name="T22"> block as we have seen before and will see again in </text:span><text:span text:style-name="T20">Chapter 7 [</text:span><text:a xlink:type="simple" xlink:href="#Chapter 07" text:style-name="Internet_20_link" text:visited-style-name="Visited_20_Internet_20_Link"><text:span text:style-name="T23">299 ➤</text:span></text:a><text:span text:style-name="T20">]</text:span><text:span text:style-name="T22">, and the other is to use a context object in conjunction with a </text:span><text:span text:style-name="Console"><text:span text:style-name="T22">with</text:span></text:span><text:span text:style-name="T22"> statement—this is covered in </text:span><text:span text:style-name="T24">Chapter 8 [</text:span><text:a xlink:type="simple" xlink:href="#Chapter 08" text:style-name="Internet_20_link" text:visited-style-name="Visited_20_Internet_20_Link"><text:span text:style-name="T25">347 ➤</text:span></text:a><text:span text:style-name="T24">]</text:span><text:span text:style-name="T22">.</text:span></text:p></draw:text-box></draw:frame>The bitwise logical <text:span text:style-name="T6">and</text:span> operator (<text:span text:style-name="Console"><text:span text:style-name="T21">&amp;</text:span></text:span>) is provided by the <text:span text:style-name="Console">__and__()</text:span> special method, and the in-place version (<text:span text:style-name="Console">&amp;</text:span><text:span text:style-name="Console"><text:span text:style-name="T21">=</text:span></text:span>) is provided by<text:span text:style-name="Console"> _iand__()</text:span>:</text:p>
      <text:p text:style-name="P6">def __and_(self, other):</text:p>
      <text:p text:style-name="P6"><text:tab/>return FuzzyBool(min(self. value, other. Value))</text:p>
      <text:p text:style-name="Text_20_body"><draw:frame draw:style-name="fr11" draw:name="Frame-6.4 The FuzzyBool class’s inheritance hierarchy Picture" text:anchor-type="paragraph" svg:width="11.22cm" style:rel-width="66%" draw:z-index="55"><draw:text-box fo:min-height="9.35cm"><text:p text:style-name="P11"><draw:frame draw:style-name="fr12" draw:name="Figure-06.4 The FuzzyBool class’s inheritance hierarchy" text:anchor-type="paragraph" svg:width="9.85cm" svg:height="9.53cm" draw:z-index="56"><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ext:bookmark-start text:name="The FuzzyBool class’s inheritance hierarchy"/>The FuzzyBool class’s inheritance hierarchy<text:bookmark-end text:name="The FuzzyBool class’s inheritance hierarchy"/></text:p></draw:text-box></draw:frame><text:soft-page-break/></text:p>
      <text:p text:style-name="P6">def __iand__(self, other):</text:p>
      <text:p text:style-name="P6"><text:tab/>self.__value = min(self.__value, other.__value)</text:p>
      <text:p text:style-name="P6"><text:tab/>return self</text:p>
      <text:p text:style-name="P26">The bitwise <text:span text:style-name="Console"><text:span text:style-name="T11">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6">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6">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1">and</text:span></text:span> methods except that we take the maximum value instead of the minimum value of <text:span text:style-name="Console">self</text:span> and <text:span text:style-name="Console">other</text:span>.</text:p>
      <text:p text:style-name="P6">def __repr__(self):</text:p>
      <text:p text:style-name="P6"><text:tab/>return ("{0}({1})".format(self.__class__.__name__,</text:p>
      <text:p text:style-name="P6">self.__value))</text:p>
      <text:p text:style-name="P26"><text:soft-page-break/>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6">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1">sub-class</text:span>’s class name.</text:p>
      <text:p text:style-name="P6">def __str__(self):</text:p>
      <text:p text:style-name="P6"><text:tab/>return str(self.__value)</text:p>
      <text:p text:style-name="P26">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ext:bookmark-start text:name="Type Conversions"/>The <text:span text:style-name="Console">__bool__()</text:span> special method converts the instance to a <text:span text:style-name="T1">Boolean</text:span><text:bookmark-end text:name="Type Conversions"/>,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23" draw:name="p253 jump" draw:style-name="gr10" draw:text-style-name="P13" svg:width="1.571cm" svg:height="2.689cm" svg:x="17cm" svg:y="-0.714cm"><draw:text-box draw:corner-radius="0.199cm"><text:p text:style-name="P12"><text:span text:style-name="T9">Comp­lete comp­arisons</text:span></text:p><text:p text:style-name="P12"><text:span text:style-name="T10"><text:a xlink:href="#1.1.1.1.Obtaining and Installing Python 3|outline" xlink:type="simple">146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6">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37">comparison methods were automatically generated; we will see how in Chapter 8<text:span text:style-name="T24"> [</text:span><text:a xlink:type="simple" xlink:href="#Chapter 08" text:style-name="Internet_20_link" text:visited-style-name="Visited_20_Internet_20_Link"><text:span text:style-name="T25">347 ➤</text:span></text:a><text:span text:style-name="T24">]</text:span>.</text:p></text:note-body></text:note>.</text:p>
      <text:p text:style-name="P6">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text:bookmark-start text:name="Numeric and Bitwise Special Methods"/>Numeric and Bitwise Special Methods<text:bookmark-end text:name="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20">__abs__(self)</text:span></text:span></text:p>
          </table:table-cell>
          <table:table-cell table:style-name="Table-6.3-Numeric-and-Bitwise-Special-Methods.B3" office:value-type="string">
            <text:p text:style-name="P16"><text:span text:style-name="Console"><text:span text:style-name="T20">abs(x)</text:span></text:span></text:p>
          </table:table-cell>
          <table:table-cell table:style-name="Table-6.3-Numeric-and-Bitwise-Special-Methods.C3" office:value-type="string">
            <text:p text:style-name="P16"><text:span text:style-name="Console"><text:span text:style-name="T20">__complex__(self)</text:span></text:span></text:p>
          </table:table-cell>
          <table:table-cell table:style-name="Table-6.3-Numeric-and-Bitwise-Special-Methods.D3" office:value-type="string">
            <text:p text:style-name="P16"><text:span text:style-name="Console"><text:span text:style-name="T20">complex(x)</text:span></text:span></text:p>
          </table:table-cell>
        </table:table-row>
        <table:table-row>
          <table:table-cell table:style-name="Table-6.3-Numeric-and-Bitwise-Special-Methods.A4" office:value-type="string">
            <text:p text:style-name="P16"><text:span text:style-name="Console"><text:span text:style-name="T20">__float__(self)</text:span></text:span></text:p>
          </table:table-cell>
          <table:table-cell table:style-name="Table-6.3-Numeric-and-Bitwise-Special-Methods.B4" office:value-type="string">
            <text:p text:style-name="P16"><text:span text:style-name="Console"><text:span text:style-name="T20">float(x)</text:span></text:span></text:p>
          </table:table-cell>
          <table:table-cell table:style-name="Table-6.3-Numeric-and-Bitwise-Special-Methods.C4" office:value-type="string">
            <text:p text:style-name="P16"><text:span text:style-name="Console"><text:span text:style-name="T20">__int__(self)</text:span></text:span></text:p>
          </table:table-cell>
          <table:table-cell table:style-name="Table-6.3-Numeric-and-Bitwise-Special-Methods.D4" office:value-type="string">
            <text:p text:style-name="P16"><text:span text:style-name="Console"><text:span text:style-name="T20">int(x)</text:span></text:span></text:p>
          </table:table-cell>
        </table:table-row>
        <table:table-row>
          <table:table-cell table:style-name="Table-6.3-Numeric-and-Bitwise-Special-Methods.A5" office:value-type="string">
            <text:p text:style-name="P16"><text:span text:style-name="Console"><text:span text:style-name="T20">__index__(self)</text:span></text:span></text:p>
          </table:table-cell>
          <table:table-cell table:style-name="Table-6.3-Numeric-and-Bitwise-Special-Methods.B5" office:value-type="string">
            <text:p text:style-name="P16"><text:span text:style-name="Console"><text:span text:style-name="T20">bin(x) oct(x) hex(x)</text:span></text:span></text:p>
          </table:table-cell>
          <table:table-cell table:style-name="Table-6.3-Numeric-and-Bitwise-Special-Methods.C5" office:value-type="string">
            <text:p text:style-name="P16"><text:span text:style-name="Console"><text:span text:style-name="T20">__round__(self,</text:span></text:span></text:p>
            <text:p text:style-name="P16"><text:span text:style-name="Console"><text:span text:style-name="T20"><text:s text:c="10"/>digits)</text:span></text:span></text:p>
          </table:table-cell>
          <table:table-cell table:style-name="Table-6.3-Numeric-and-Bitwise-Special-Methods.D5" office:value-type="string">
            <text:p text:style-name="P16"><text:span text:style-name="Console"><text:span text:style-name="T20">round(x,</text:span></text:span></text:p>
            <text:p text:style-name="P16"><text:span text:style-name="Console"><text:span text:style-name="T20"><text:s text:c="5"/>digits)</text:span></text:span></text:p>
          </table:table-cell>
        </table:table-row>
        <table:table-row>
          <table:table-cell table:style-name="Table-6.3-Numeric-and-Bitwise-Special-Methods.A4" office:value-type="string">
            <text:p text:style-name="P16"><text:span text:style-name="Console"><text:span text:style-name="T20">__pos__(self)</text:span></text:span></text:p>
          </table:table-cell>
          <table:table-cell table:style-name="Table-6.3-Numeric-and-Bitwise-Special-Methods.B6" office:value-type="string">
            <text:p text:style-name="P16"><text:span text:style-name="Console"><text:span text:style-name="T20">+x</text:span></text:span></text:p>
          </table:table-cell>
          <table:table-cell table:style-name="Table-6.3-Numeric-and-Bitwise-Special-Methods.C4" office:value-type="string">
            <text:p text:style-name="P16"><text:span text:style-name="Console"><text:span text:style-name="T20">__neg__(self)</text:span></text:span></text:p>
          </table:table-cell>
          <table:table-cell table:style-name="Table-6.3-Numeric-and-Bitwise-Special-Methods.D6" office:value-type="string">
            <text:p text:style-name="P16"><text:span text:style-name="Console"><text:span text:style-name="T20">-x</text:span></text:span></text:p>
          </table:table-cell>
        </table:table-row>
        <table:table-row>
          <table:table-cell table:style-name="Table-6.3-Numeric-and-Bitwise-Special-Methods.A5" office:value-type="string">
            <text:p text:style-name="P16"><text:span text:style-name="Console"><text:span text:style-name="T20">__add__(self, other)</text:span></text:span></text:p>
          </table:table-cell>
          <table:table-cell table:style-name="Table-6.3-Numeric-and-Bitwise-Special-Methods.B7" office:value-type="string">
            <text:p text:style-name="P16"><text:span text:style-name="Console"><text:span text:style-name="T20">x + y</text:span></text:span></text:p>
          </table:table-cell>
          <table:table-cell table:style-name="Table-6.3-Numeric-and-Bitwise-Special-Methods.C5" office:value-type="string">
            <text:p text:style-name="P16"><text:span text:style-name="Console"><text:span text:style-name="T20">__sub__(self, other)</text:span></text:span></text:p>
          </table:table-cell>
          <table:table-cell table:style-name="Table-6.3-Numeric-and-Bitwise-Special-Methods.D7" office:value-type="string">
            <text:p text:style-name="P16"><text:span text:style-name="Console"><text:span text:style-name="T20">x - y</text:span></text:span></text:p>
          </table:table-cell>
        </table:table-row>
        <table:table-row>
          <table:table-cell table:style-name="Table-6.3-Numeric-and-Bitwise-Special-Methods.A4" office:value-type="string">
            <text:p text:style-name="P16"><text:span text:style-name="Console"><text:span text:style-name="T20">__iadd__(self, other)</text:span></text:span></text:p>
          </table:table-cell>
          <table:table-cell table:style-name="Table-6.3-Numeric-and-Bitwise-Special-Methods.B8" office:value-type="string">
            <text:p text:style-name="P16"><text:span text:style-name="Console"><text:span text:style-name="T20">x += y</text:span></text:span></text:p>
          </table:table-cell>
          <table:table-cell table:style-name="Table-6.3-Numeric-and-Bitwise-Special-Methods.C4" office:value-type="string">
            <text:p text:style-name="P16"><text:span text:style-name="Console"><text:span text:style-name="T20">__isub__(self, other)</text:span></text:span></text:p>
          </table:table-cell>
          <table:table-cell table:style-name="Table-6.3-Numeric-and-Bitwise-Special-Methods.D8" office:value-type="string">
            <text:p text:style-name="P16"><text:span text:style-name="Console"><text:span text:style-name="T20">x -= y</text:span></text:span></text:p>
          </table:table-cell>
        </table:table-row>
        <table:table-row>
          <table:table-cell table:style-name="Table-6.3-Numeric-and-Bitwise-Special-Methods.A5" office:value-type="string">
            <text:p text:style-name="P16"><text:span text:style-name="Console"><text:span text:style-name="T20">__radd__(self, other)</text:span></text:span></text:p>
          </table:table-cell>
          <table:table-cell table:style-name="Table-6.3-Numeric-and-Bitwise-Special-Methods.B9" office:value-type="string">
            <text:p text:style-name="P16"><text:span text:style-name="Console"><text:span text:style-name="T20">y + x</text:span></text:span></text:p>
          </table:table-cell>
          <table:table-cell table:style-name="Table-6.3-Numeric-and-Bitwise-Special-Methods.C5" office:value-type="string">
            <text:p text:style-name="P16"><text:span text:style-name="Console"><text:span text:style-name="T20">__rsub__(self, other)</text:span></text:span></text:p>
          </table:table-cell>
          <table:table-cell table:style-name="Table-6.3-Numeric-and-Bitwise-Special-Methods.D9" office:value-type="string">
            <text:p text:style-name="P16"><text:span text:style-name="Console"><text:span text:style-name="T20">y - x</text:span></text:span></text:p>
          </table:table-cell>
        </table:table-row>
        <table:table-row>
          <table:table-cell table:style-name="Table-6.3-Numeric-and-Bitwise-Special-Methods.A4" office:value-type="string">
            <text:p text:style-name="P16"><text:span text:style-name="Console"><text:span text:style-name="T20">__mul__(self, other)</text:span></text:span></text:p>
          </table:table-cell>
          <table:table-cell table:style-name="Table-6.3-Numeric-and-Bitwise-Special-Methods.B10" office:value-type="string">
            <text:p text:style-name="P16"><text:span text:style-name="Console"><text:span text:style-name="T20">x * y</text:span></text:span></text:p>
          </table:table-cell>
          <table:table-cell table:style-name="Table-6.3-Numeric-and-Bitwise-Special-Methods.C4" office:value-type="string">
            <text:p text:style-name="P16"><text:span text:style-name="Console"><text:span text:style-name="T20">__mod__(self, other)</text:span></text:span></text:p>
          </table:table-cell>
          <table:table-cell table:style-name="Table-6.3-Numeric-and-Bitwise-Special-Methods.D10" office:value-type="string">
            <text:p text:style-name="P16"><text:span text:style-name="Console"><text:span text:style-name="T20">x % y</text:span></text:span></text:p>
          </table:table-cell>
        </table:table-row>
        <table:table-row>
          <table:table-cell table:style-name="Table-6.3-Numeric-and-Bitwise-Special-Methods.A5" office:value-type="string">
            <text:p text:style-name="P16"><text:span text:style-name="Console"><text:span text:style-name="T20">__imul__(self, other)</text:span></text:span></text:p>
          </table:table-cell>
          <table:table-cell table:style-name="Table-6.3-Numeric-and-Bitwise-Special-Methods.B11" office:value-type="string">
            <text:p text:style-name="P16"><text:span text:style-name="Console"><text:span text:style-name="T20">x *= y</text:span></text:span></text:p>
          </table:table-cell>
          <table:table-cell table:style-name="Table-6.3-Numeric-and-Bitwise-Special-Methods.C5" office:value-type="string">
            <text:p text:style-name="P16"><text:span text:style-name="Console"><text:span text:style-name="T20">__imod__(self, other)</text:span></text:span></text:p>
          </table:table-cell>
          <table:table-cell table:style-name="Table-6.3-Numeric-and-Bitwise-Special-Methods.D11" office:value-type="string">
            <text:p text:style-name="P16"><text:span text:style-name="Console"><text:span text:style-name="T20">x %= y</text:span></text:span></text:p>
          </table:table-cell>
        </table:table-row>
        <table:table-row>
          <table:table-cell table:style-name="Table-6.3-Numeric-and-Bitwise-Special-Methods.A4" office:value-type="string">
            <text:p text:style-name="P16"><text:span text:style-name="Console"><text:span text:style-name="T20">__rmul__(self, other)</text:span></text:span></text:p>
          </table:table-cell>
          <table:table-cell table:style-name="Table-6.3-Numeric-and-Bitwise-Special-Methods.B12" office:value-type="string">
            <text:p text:style-name="P16"><text:span text:style-name="Console"><text:span text:style-name="T20">y * x</text:span></text:span></text:p>
          </table:table-cell>
          <table:table-cell table:style-name="Table-6.3-Numeric-and-Bitwise-Special-Methods.C4" office:value-type="string">
            <text:p text:style-name="P16"><text:span text:style-name="Console"><text:span text:style-name="T20">__rmod__(self, other)</text:span></text:span></text:p>
          </table:table-cell>
          <table:table-cell table:style-name="Table-6.3-Numeric-and-Bitwise-Special-Methods.D12" office:value-type="string">
            <text:p text:style-name="P16"><text:span text:style-name="Console"><text:span text:style-name="T20">y % x</text:span></text:span></text:p>
          </table:table-cell>
        </table:table-row>
        <table:table-row>
          <table:table-cell table:style-name="Table-6.3-Numeric-and-Bitwise-Special-Methods.A5" office:value-type="string">
            <text:p text:style-name="P16"><text:span text:style-name="Console"><text:span text:style-name="T20">__floordiv__(self,</text:span></text:span></text:p>
            <text:p text:style-name="P16"><text:span text:style-name="Console"><text:span text:style-name="T20"><text:s text:c="13"/>other)</text:span></text:span></text:p>
          </table:table-cell>
          <table:table-cell table:style-name="Table-6.3-Numeric-and-Bitwise-Special-Methods.B13" office:value-type="string">
            <text:p text:style-name="P16"><text:span text:style-name="Console"><text:span text:style-name="T20">x // y</text:span></text:span></text:p>
          </table:table-cell>
          <table:table-cell table:style-name="Table-6.3-Numeric-and-Bitwise-Special-Methods.C5" office:value-type="string">
            <text:p text:style-name="P16"><text:span text:style-name="Console"><text:span text:style-name="T20">__truediv__(self,</text:span></text:span></text:p>
            <text:p text:style-name="P16"><text:span text:style-name="Console"><text:span text:style-name="T20"><text:s text:c="12"/>other)</text:span></text:span></text:p>
          </table:table-cell>
          <table:table-cell table:style-name="Table-6.3-Numeric-and-Bitwise-Special-Methods.D13" office:value-type="string">
            <text:p text:style-name="P16"><text:span text:style-name="Console"><text:span text:style-name="T20">x / y</text:span></text:span></text:p>
          </table:table-cell>
        </table:table-row>
        <table:table-row>
          <table:table-cell table:style-name="Table-6.3-Numeric-and-Bitwise-Special-Methods.A4" office:value-type="string">
            <text:p text:style-name="P16"><text:span text:style-name="Console"><text:span text:style-name="T20">__ifloordiv__(self,</text:span></text:span></text:p>
            <text:p text:style-name="P16"><text:span text:style-name="Console"><text:span text:style-name="T20"><text:s text:c="14"/>other)</text:span></text:span></text:p>
          </table:table-cell>
          <table:table-cell table:style-name="Table-6.3-Numeric-and-Bitwise-Special-Methods.B14" office:value-type="string">
            <text:p text:style-name="P16"><text:span text:style-name="Console"><text:span text:style-name="T20">x //= y</text:span></text:span></text:p>
          </table:table-cell>
          <table:table-cell table:style-name="Table-6.3-Numeric-and-Bitwise-Special-Methods.C4" office:value-type="string">
            <text:p text:style-name="P16"><text:span text:style-name="Console"><text:span text:style-name="T20">__itruediv__(self,</text:span></text:span></text:p>
            <text:p text:style-name="P16"><text:span text:style-name="Console"><text:span text:style-name="T20"><text:s text:c="13"/>other)</text:span></text:span></text:p>
          </table:table-cell>
          <table:table-cell table:style-name="Table-6.3-Numeric-and-Bitwise-Special-Methods.D14" office:value-type="string">
            <text:p text:style-name="P16"><text:span text:style-name="Console"><text:span text:style-name="T20">x /= y</text:span></text:span></text:p>
          </table:table-cell>
        </table:table-row>
        <table:table-row>
          <table:table-cell table:style-name="Table-6.3-Numeric-and-Bitwise-Special-Methods.A5" office:value-type="string">
            <text:p text:style-name="P16"><text:span text:style-name="Console"><text:span text:style-name="T20">__rfloordiv__(self,</text:span></text:span></text:p>
            <text:p text:style-name="P16"><text:span text:style-name="Console"><text:span text:style-name="T20"><text:s text:c="14"/>other)</text:span></text:span></text:p>
          </table:table-cell>
          <table:table-cell table:style-name="Table-6.3-Numeric-and-Bitwise-Special-Methods.B15" office:value-type="string">
            <text:p text:style-name="P16"><text:span text:style-name="Console"><text:span text:style-name="T20">y // x</text:span></text:span></text:p>
          </table:table-cell>
          <table:table-cell table:style-name="Table-6.3-Numeric-and-Bitwise-Special-Methods.C5" office:value-type="string">
            <text:p text:style-name="P16"><text:span text:style-name="Console"><text:span text:style-name="T20">__rtruediv__(self,</text:span></text:span></text:p>
            <text:p text:style-name="P16"><text:span text:style-name="Console"><text:span text:style-name="T20"><text:s text:c="13"/>other)</text:span></text:span></text:p>
          </table:table-cell>
          <table:table-cell table:style-name="Table-6.3-Numeric-and-Bitwise-Special-Methods.D15" office:value-type="string">
            <text:p text:style-name="P16"><text:span text:style-name="Console"><text:span text:style-name="T20">y / x</text:span></text:span></text:p>
          </table:table-cell>
        </table:table-row>
        <table:table-row>
          <table:table-cell table:style-name="Table-6.3-Numeric-and-Bitwise-Special-Methods.A4" office:value-type="string">
            <text:p text:style-name="P16"><text:span text:style-name="Console"><text:span text:style-name="T20">__divmod__(self, other)</text:span></text:span></text:p>
          </table:table-cell>
          <table:table-cell table:style-name="Table-6.3-Numeric-and-Bitwise-Special-Methods.B16" office:value-type="string">
            <text:p text:style-name="P16"><text:span text:style-name="Console"><text:span text:style-name="T20">divmod(x, y)</text:span></text:span></text:p>
          </table:table-cell>
          <table:table-cell table:style-name="Table-6.3-Numeric-and-Bitwise-Special-Methods.C4" office:value-type="string">
            <text:p text:style-name="P16"><text:span text:style-name="Console"><text:span text:style-name="T20">__rdivmod__(self,</text:span></text:span></text:p>
            <text:p text:style-name="P16"><text:span text:style-name="Console"><text:span text:style-name="T20"><text:s text:c="12"/>other)</text:span></text:span></text:p>
          </table:table-cell>
          <table:table-cell table:style-name="Table-6.3-Numeric-and-Bitwise-Special-Methods.D16" office:value-type="string">
            <text:p text:style-name="P16"><text:span text:style-name="Console"><text:span text:style-name="T20">divmod(y, x)</text:span></text:span></text:p>
          </table:table-cell>
        </table:table-row>
        <table:table-row>
          <table:table-cell table:style-name="Table-6.3-Numeric-and-Bitwise-Special-Methods.A5" office:value-type="string">
            <text:p text:style-name="P16"><text:span text:style-name="Console"><text:span text:style-name="T20">__pow__(self, other)</text:span></text:span></text:p>
          </table:table-cell>
          <table:table-cell table:style-name="Table-6.3-Numeric-and-Bitwise-Special-Methods.B17" office:value-type="string">
            <text:p text:style-name="P16"><text:span text:style-name="Console"><text:span text:style-name="T20">x ** y</text:span></text:span></text:p>
          </table:table-cell>
          <table:table-cell table:style-name="Table-6.3-Numeric-and-Bitwise-Special-Methods.C5" office:value-type="string">
            <text:p text:style-name="P16"><text:span text:style-name="Console"><text:span text:style-name="T20">__and__(self, other)</text:span></text:span></text:p>
          </table:table-cell>
          <table:table-cell table:style-name="Table-6.3-Numeric-and-Bitwise-Special-Methods.D17" office:value-type="string">
            <text:p text:style-name="P16"><text:span text:style-name="Console"><text:span text:style-name="T20">x &amp; y</text:span></text:span></text:p>
          </table:table-cell>
        </table:table-row>
        <table:table-row>
          <table:table-cell table:style-name="Table-6.3-Numeric-and-Bitwise-Special-Methods.A4" office:value-type="string">
            <text:p text:style-name="P16"><text:span text:style-name="Console"><text:span text:style-name="T20">__ipow__(self, other)</text:span></text:span></text:p>
          </table:table-cell>
          <table:table-cell table:style-name="Table-6.3-Numeric-and-Bitwise-Special-Methods.B18" office:value-type="string">
            <text:p text:style-name="P16"><text:span text:style-name="Console"><text:span text:style-name="T20">x **= y</text:span></text:span></text:p>
          </table:table-cell>
          <table:table-cell table:style-name="Table-6.3-Numeric-and-Bitwise-Special-Methods.C4" office:value-type="string">
            <text:p text:style-name="P16"><text:span text:style-name="Console"><text:span text:style-name="T20">__iand__(self, other)</text:span></text:span></text:p>
          </table:table-cell>
          <table:table-cell table:style-name="Table-6.3-Numeric-and-Bitwise-Special-Methods.D18" office:value-type="string">
            <text:p text:style-name="P16"><text:span text:style-name="Console"><text:span text:style-name="T20">x &amp;= y</text:span></text:span></text:p>
          </table:table-cell>
        </table:table-row>
        <table:table-row>
          <table:table-cell table:style-name="Table-6.3-Numeric-and-Bitwise-Special-Methods.A5" office:value-type="string">
            <text:p text:style-name="P16"><text:span text:style-name="Console"><text:span text:style-name="T20">__rpow__(self, other)</text:span></text:span></text:p>
          </table:table-cell>
          <table:table-cell table:style-name="Table-6.3-Numeric-and-Bitwise-Special-Methods.B19" office:value-type="string">
            <text:p text:style-name="P16"><text:span text:style-name="Console"><text:span text:style-name="T20">y ** x</text:span></text:span></text:p>
          </table:table-cell>
          <table:table-cell table:style-name="Table-6.3-Numeric-and-Bitwise-Special-Methods.C5" office:value-type="string">
            <text:p text:style-name="P16"><text:span text:style-name="Console"><text:span text:style-name="T20">__rand__(self, other)</text:span></text:span></text:p>
          </table:table-cell>
          <table:table-cell table:style-name="Table-6.3-Numeric-and-Bitwise-Special-Methods.D19" office:value-type="string">
            <text:p text:style-name="P16"><text:span text:style-name="Console"><text:span text:style-name="T20">y &amp; x</text:span></text:span></text:p>
          </table:table-cell>
        </table:table-row>
        <table:table-row>
          <table:table-cell table:style-name="Table-6.3-Numeric-and-Bitwise-Special-Methods.A4" office:value-type="string">
            <text:p text:style-name="P16"><text:span text:style-name="Console"><text:span text:style-name="T20">__xor__(self, other)</text:span></text:span></text:p>
          </table:table-cell>
          <table:table-cell table:style-name="Table-6.3-Numeric-and-Bitwise-Special-Methods.B20" office:value-type="string">
            <text:p text:style-name="P16"><text:span text:style-name="Console"><text:span text:style-name="T20">x ^ y</text:span></text:span></text:p>
          </table:table-cell>
          <table:table-cell table:style-name="Table-6.3-Numeric-and-Bitwise-Special-Methods.C4" office:value-type="string">
            <text:p text:style-name="P16"><text:span text:style-name="Console"><text:span text:style-name="T20">__or__(self, other)</text:span></text:span></text:p>
          </table:table-cell>
          <table:table-cell table:style-name="Table-6.3-Numeric-and-Bitwise-Special-Methods.D20" office:value-type="string">
            <text:p text:style-name="P16"><text:span text:style-name="Console"><text:span text:style-name="T20">x | y</text:span></text:span></text:p>
          </table:table-cell>
        </table:table-row>
        <table:table-row>
          <table:table-cell table:style-name="Table-6.3-Numeric-and-Bitwise-Special-Methods.A5" office:value-type="string">
            <text:p text:style-name="P16"><text:span text:style-name="Console"><text:span text:style-name="T20">__ixor__(self, other)</text:span></text:span></text:p>
          </table:table-cell>
          <table:table-cell table:style-name="Table-6.3-Numeric-and-Bitwise-Special-Methods.B21" office:value-type="string">
            <text:p text:style-name="P16"><text:span text:style-name="Console"><text:span text:style-name="T20">x ^= y</text:span></text:span></text:p>
          </table:table-cell>
          <table:table-cell table:style-name="Table-6.3-Numeric-and-Bitwise-Special-Methods.C5" office:value-type="string">
            <text:p text:style-name="P16"><text:span text:style-name="Console"><text:span text:style-name="T20">__ior__(self, other)</text:span></text:span></text:p>
          </table:table-cell>
          <table:table-cell table:style-name="Table-6.3-Numeric-and-Bitwise-Special-Methods.D21" office:value-type="string">
            <text:p text:style-name="P16"><text:span text:style-name="Console"><text:span text:style-name="T20">x |= y</text:span></text:span></text:p>
          </table:table-cell>
        </table:table-row>
        <table:table-row>
          <table:table-cell table:style-name="Table-6.3-Numeric-and-Bitwise-Special-Methods.A4" office:value-type="string">
            <text:p text:style-name="P16"><text:span text:style-name="Console"><text:span text:style-name="T20">__rxor__(self, other)</text:span></text:span></text:p>
          </table:table-cell>
          <table:table-cell table:style-name="Table-6.3-Numeric-and-Bitwise-Special-Methods.B22" office:value-type="string">
            <text:p text:style-name="P16"><text:span text:style-name="Console"><text:span text:style-name="T20">y ^ x</text:span></text:span></text:p>
          </table:table-cell>
          <table:table-cell table:style-name="Table-6.3-Numeric-and-Bitwise-Special-Methods.C4" office:value-type="string">
            <text:p text:style-name="P16"><text:span text:style-name="Console"><text:span text:style-name="T20">__ror__(self, other)</text:span></text:span></text:p>
          </table:table-cell>
          <table:table-cell table:style-name="Table-6.3-Numeric-and-Bitwise-Special-Methods.D22" office:value-type="string">
            <text:p text:style-name="P16"><text:span text:style-name="Console"><text:span text:style-name="T20">y | x</text:span></text:span></text:p>
          </table:table-cell>
        </table:table-row>
        <table:table-row>
          <table:table-cell table:style-name="Table-6.3-Numeric-and-Bitwise-Special-Methods.A5" office:value-type="string">
            <text:p text:style-name="P16"><text:span text:style-name="Console"><text:span text:style-name="T20">__lshift__(self, other)</text:span></text:span></text:p>
          </table:table-cell>
          <table:table-cell table:style-name="Table-6.3-Numeric-and-Bitwise-Special-Methods.B23" office:value-type="string">
            <text:p text:style-name="P16"><text:span text:style-name="Console"><text:span text:style-name="T20">x &lt;&lt; y</text:span></text:span></text:p>
          </table:table-cell>
          <table:table-cell table:style-name="Table-6.3-Numeric-and-Bitwise-Special-Methods.C5" office:value-type="string">
            <text:p text:style-name="P16"><text:span text:style-name="Console"><text:span text:style-name="T20">__rshift__(self,</text:span></text:span></text:p>
            <text:p text:style-name="P16"><text:span text:style-name="Console"><text:span text:style-name="T20"><text:s text:c="11"/>other)</text:span></text:span></text:p>
          </table:table-cell>
          <table:table-cell table:style-name="Table-6.3-Numeric-and-Bitwise-Special-Methods.D23" office:value-type="string">
            <text:p text:style-name="P16"><text:span text:style-name="Console"><text:span text:style-name="T20">x &gt;&gt; y</text:span></text:span></text:p>
          </table:table-cell>
        </table:table-row>
        <table:table-row>
          <table:table-cell table:style-name="Table-6.3-Numeric-and-Bitwise-Special-Methods.A4" office:value-type="string">
            <text:p text:style-name="P16"><text:span text:style-name="Console"><text:span text:style-name="T20">__ilshift__(self,</text:span></text:span></text:p>
            <text:p text:style-name="P16"><text:span text:style-name="Console"><text:span text:style-name="T20"><text:s text:c="12"/>other)</text:span></text:span></text:p>
          </table:table-cell>
          <table:table-cell table:style-name="Table-6.3-Numeric-and-Bitwise-Special-Methods.B24" office:value-type="string">
            <text:p text:style-name="P16"><text:span text:style-name="Console"><text:span text:style-name="T20">x &lt;&lt;= y</text:span></text:span></text:p>
          </table:table-cell>
          <table:table-cell table:style-name="Table-6.3-Numeric-and-Bitwise-Special-Methods.C4" office:value-type="string">
            <text:p text:style-name="P16"><text:span text:style-name="Console"><text:span text:style-name="T20">__irshift__(self,</text:span></text:span></text:p>
            <text:p text:style-name="P16"><text:span text:style-name="Console"><text:span text:style-name="T20"><text:s text:c="12"/>other)</text:span></text:span></text:p>
          </table:table-cell>
          <table:table-cell table:style-name="Table-6.3-Numeric-and-Bitwise-Special-Methods.D24" office:value-type="string">
            <text:p text:style-name="P16"><text:span text:style-name="Console"><text:span text:style-name="T20">x &gt;&gt;= y</text:span></text:span></text:p>
          </table:table-cell>
        </table:table-row>
        <table:table-row>
          <table:table-cell table:style-name="Table-6.3-Numeric-and-Bitwise-Special-Methods.A5" office:value-type="string">
            <text:p text:style-name="P16"><text:span text:style-name="Console"><text:span text:style-name="T20">__rlshift__(self,</text:span></text:span></text:p>
            <text:p text:style-name="P16"><text:span text:style-name="Console"><text:span text:style-name="T20"><text:s text:c="12"/>other)</text:span></text:span></text:p>
          </table:table-cell>
          <table:table-cell table:style-name="Table-6.3-Numeric-and-Bitwise-Special-Methods.B25" office:value-type="string">
            <text:p text:style-name="P16"><text:span text:style-name="Console"><text:span text:style-name="T20">y &lt;&lt; x</text:span></text:span></text:p>
          </table:table-cell>
          <table:table-cell table:style-name="Table-6.3-Numeric-and-Bitwise-Special-Methods.C5" office:value-type="string">
            <text:p text:style-name="P16"><text:span text:style-name="Console"><text:span text:style-name="T20">__rrshift__(self,</text:span></text:span></text:p>
            <text:p text:style-name="P16"><text:span text:style-name="Console"><text:span text:style-name="T20"><text:s text:c="12"/>other)</text:span></text:span></text:p>
          </table:table-cell>
          <table:table-cell table:style-name="Table-6.3-Numeric-and-Bitwise-Special-Methods.D25" office:value-type="string">
            <text:p text:style-name="P16"><text:span text:style-name="Console"><text:span text:style-name="T20">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20">__invert__(self)</text:span></text:span></text:p>
          </table:table-cell>
          <table:table-cell table:style-name="Table-6.3-Numeric-and-Bitwise-Special-Methods.D26" office:value-type="string">
            <text:p text:style-name="P16"><text:span text:style-name="Console"><text:span text:style-name="T20">~x</text:span></text:span></text:p>
          </table:table-cell>
        </table:table-row>
      </table:table>
      <text:p text:style-name="P18"><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27">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27">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4" draw:name="p256 jump" draw:style-name="gr11" draw:text-style-name="P20" svg:width="1.571cm" svg:height="3.126cm" svg:x="-1.6cm" svg:y="0cm"><draw:text-box draw:corner-radius="0.199cm"><text:p text:style-name="P12"><text:span text:style-name="T15">Fuzzy­Bool usage exam­ples</text:span></text:p><text:p><text:span text:style-name="T14"><text:a xlink:href="#FuzzyBool usage examples" xlink:type="simple">250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8"><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7" text:outline-level="4"><draw:frame draw:style-name="fr9" draw:name="f06-02-h4" text:anchor-type="paragraph" svg:y="-0.25cm" svg:width="0.7cm" draw:z-index="49"><draw:text-box fo:min-height="0.741cm"><text:p text:style-name="P28">|</text:p></draw:text-box></draw:frame><text:bookmark-start text:name="Creating Data Types from Other Data Types"/><text:soft-page-break/>Creating Data Types from Other Data Types<text:bookmark-end text:name="Creating Data Types from Other Data Types"/></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28">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7"><draw:text-box fo:min-height="8.186cm"><text:p text:style-name="P39"><draw:frame draw:style-name="fr7" draw:name="Figure-06.5 The alternative FuzzyBool class’s inheritance hierarchy" text:anchor-type="paragraph" svg:width="14.67cm" svg:height="7.061cm" draw:z-index="58"><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he alternative FuzzyBool class’s inheritance hierarchy</text:p></draw:text-box></draw:frame>Here is the FuzzyBool’s <text:span text:style-name="T1">class</text:span> line and its <text:span text:style-name="Console">__new__()</text:span> method:</text:p>
      <text:p text:style-name="P7">class FuzzyBool(float):</text:p>
      <text:p text:style-name="P40"/>
      <text:p text:style-name="P41"><text:tab/>def __new__(cls, value=0.0):</text:p>
      <text:p text:style-name="P41"><text:tab/><text:tab/>return super().__new__(cls, value if 0.0 &lt;= value &lt;= 1.0 else 0.0)</text:p>
      <text:p text:style-name="P42">When we create a new <text:span text:style-name="T1">class</text:span> it is usually mutable and relies on <text:span text:style-name="Console">object.__new__()</text:span> to create the raw uninitiali<text:span text:style-name="T8">s</text:span>ed object. But in the case of immutable classes we need to do the creation and <text:span text:style-name="T11">initialisation</text:span> in one step since once an immutable object has been created it cannot be changed.</text:p>
      <text:p text:style-name="P26"><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6">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1">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6"><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6">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6">This method is used to provide support for the bitwise <text:span text:style-name="Console"><text:span text:style-name="T11">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3">def __and__(self, other):</text:p>
      <text:p text:style-name="P44"><text:tab/>return FuzzyBool(min(self, other))</text:p>
      <text:p text:style-name="P40"/>
      <text:p text:style-name="P44">def __iand__(self, other):</text:p>
      <text:p text:style-name="P44"><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1">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5"><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4">def __neg__(self):</text:p>
      <text:p text:style-name="P46"><text:tab/>raise TypeError("bad operand type for unary -: '{0}'".format(</text:p>
      <text:p text:style-name="P46"><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1">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 261) and return here only if the need arises in practice.</text:p>
      <text:p text:style-name="P3">Here is the code for unimplementing the two unary operations we don’t want:</text:p>
      <text:p text:style-name="P21">for name, operator in (("__neg__", "-"),</text:p>
      <text:p text:style-name="P21"><text:s text:c="23"/>("__index__", "index()")):</text:p>
      <text:p text:style-name="P21"><text:tab/>message = ("bad operand type for unary {0}: '{{self}}'"</text:p>
      <text:p text:style-name="P21"><text:soft-page-break/><text:tab/> <text:s text:c="10"/>.format(operator))</text:p>
      <text:p text:style-name="P21"><text:tab/>exec("def {0}(self): raise TypeError(\"{1}\".format("</text:p>
      <text:p text:style-name="P21"><text:tab/> <text:s text:c="4"/>"self=self.__class__.__name__))".format(name, message))</text:p>
      <text:p text:style-name="P3">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7">for name, operator in (("__xor__", "^"), ("__ixor__", "^="),</text:p>
      <text:p text:style-name="P48"><text:s text:c="4"/>("__add__", "+"), ("__iadd__", "+="), ("__radd__", "+"),</text:p>
      <text:p text:style-name="P48"><text:s text:c="4"/>("__sub__", "-"), ("__isub__", "-="), ("__rsub__", "-"),</text:p>
      <text:p text:style-name="P48"><text:s text:c="4"/>("__mul__", "*"), ("__imul__", "*="), ("__rmul__", "*"),</text:p>
      <text:p text:style-name="P48"><text:s text:c="4"/>("__pow__", "**"), ("__ipow__", "**="),</text:p>
      <text:p text:style-name="P48"><text:s text:c="4"/>("__rpow__", "**"), ("__floordiv__", "//"),</text:p>
      <text:p text:style-name="P48"><text:s text:c="4"/>("__ifloordiv__", "//="), ("__rfloordiv__", "//"),</text:p>
      <text:p text:style-name="P48"><text:s text:c="4"/>("__truediv__", "/"), ("__itruediv__", "/="),</text:p>
      <text:p text:style-name="P48"><text:s text:c="4"/>("__rtruediv__", "/"), ("__divmod__", "divmod()"),</text:p>
      <text:p text:style-name="P48"><text:s text:c="4"/>("__rdivmod__", "divmod()"), ("__mod__", "%"),</text:p>
      <text:p text:style-name="P48"><text:s text:c="4"/>("__imod__", "%="), ("__rmod__", "%"),</text:p>
      <text:p text:style-name="P48"><text:s text:c="4"/>("__lshift__", "&lt;&lt;"), ("__ilshift__", "&lt;&lt;="),</text:p>
      <text:p text:style-name="P48"><text:s text:c="4"/>("__rlshift__", "&lt;&lt;"), ("__rshift__", "&gt;&gt;"),</text:p>
      <text:p text:style-name="P48"><text:s text:c="4"/>("__irshift__", "&gt;&gt;="), ("__rrshift__", "&gt;&gt;")):</text:p>
      <text:p text:style-name="P48"><text:tab/>message = ("unsupported operand type(s) for {0}: "</text:p>
      <text:p text:style-name="P48"><text:tab/> <text:s text:c="10"/>"'{{self}}'{{join}} {{args}}".format(operator))</text:p>
      <text:p text:style-name="P48"><text:tab/>exec("def {0}(self, *args):\n"</text:p>
      <text:p text:style-name="P48"><text:tab/> <text:s text:c="4"/>" <text:s text:c="3"/>types = [\"'\" + arg.__class__.__name__ + \"'\" "</text:p>
      <text:p text:style-name="P48"><text:tab/> <text:s text:c="4"/>"for arg in args]\n"</text:p>
      <text:p text:style-name="P48"><text:tab/> <text:s text:c="4"/>" <text:s text:c="3"/>raise TypeError(\"{1}\".format("</text:p>
      <text:p text:style-name="P48"><text:tab/> <text:s text:c="4"/>"self=self.__class__.__name__, "</text:p>
      <text:p text:style-name="P48"><text:tab/> <text:s text:c="4"/>"join=(\" and\" if len(args) == 1 else \",\"),"</text:p>
      <text:p text:style-name="P48"><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1">def __xor__(self, *args):</text:p>
      <text:p text:style-name="P21"><text:tab/>types = ["'" + arg.__class__.__name__ + "'" for arg in args]</text:p>
      <text:p text:style-name="P21"><text:tab/>raise TypeError("unsupported operand type(s) for ^: "</text:p>
      <text:p text:style-name="P21"><text:soft-page-break/><text:tab/> <text:s text:c="15"/>"'{self}'{join} {args}".format(</text:p>
      <text:p text:style-name="P21"><text:tab/> <text:s text:c="15"/>self=self.__class__.__name__,</text:p>
      <text:p text:style-name="P21"><text:tab/> <text:s text:c="15"/>join=(" and" if len(args) == 1 else ","),</text:p>
      <text:p text:style-name="P21"><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9" text:outline-level="2"><draw:frame draw:style-name="fr2" draw:name="f06-03-h2" text:anchor-type="paragraph" svg:y="-0.25cm" svg:width="1.401cm" draw:z-index="37"><draw:text-box fo:min-height="0.741cm"><text:p text:style-name="P5">|||</text:p></draw:text-box></draw:frame>Custom Collection Classes</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50" text:outline-level="3"><draw:frame draw:style-name="fr3" draw:name="f06-07-h3" text:anchor-type="paragraph" svg:y="-0.25cm" svg:width="1cm" draw:z-index="45"><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29">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29">u</text:span>rs of those points in the image that differ from the background colo<text:span text:style-name="T29">u</text:span>r. This is done by using a dictionary as a kind of sparse array, with each key being an <text:span text:style-name="Console">(x, y)</text:span> coordinate and the corresponding value being the colo<text:span text:style-name="T29">u</text:span>r of that point. If we had a 100 × 100 image and half its points <text:soft-page-break/>are the background colo<text:span text:style-name="T29">u</text:span>r, we would need to store only 5,000 + 1 colo<text:span text:style-name="T29">u</text:span>rs, a considerable saving in memory.</text:p>
      <text:p text:style-name="P3">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4">border_color = "#FF0000"<text:tab/><text:tab/># red</text:p>
      <text:p text:style-name="P24">square_color = "#0000FF"<text:tab/><text:tab/># blue</text:p>
      <text:p text:style-name="P24">width, height = 240, 60</text:p>
      <text:p text:style-name="P24">midx, midy = width // 2, height // 2</text:p>
      <text:p text:style-name="P24">image = Image.Image(width, height, "square_eye.img")</text:p>
      <text:p text:style-name="P24">for x in range(width):</text:p>
      <text:p text:style-name="P24"><text:tab/>for y in range(height):</text:p>
      <text:p text:style-name="P24"><text:tab/><text:tab/>if x &lt; 5 or x &gt;= width - 5 or y &lt; 5 or y &gt;= height - 5:</text:p>
      <text:p text:style-name="P24"><text:tab/><text:tab/><text:tab/>image[x, y] = border_color</text:p>
      <text:p text:style-name="P24"><text:tab/><text:tab/>elif midx - 20 &lt; x &lt; midx + 20 and midy - 20 &lt; y &lt; midy + 20:</text:p>
      <text:p text:style-name="P24">image[x, y] = square_color</text:p>
      <text:p text:style-name="P24">image.save()</text:p>
      <text:p text:style-name="P24">image.export("square_eye.xpm")</text:p>
      <text:p text:style-name="P3">Notice that we can use the item access operator (<text:span text:style-name="Console">[]</text:span>) for setting colo<text:span text:style-name="T29">u</text:span>rs in the image. Brackets can also be used for getting or deleting (effectively setting to the background colo<text:span text:style-name="T29">u</text:span>r) the colo<text:span text:style-name="T29">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6">html</text:span>-style hexadecimal strings to represent colo<text:span text:style-name="T29">u</text:span>rs. The background colo<text:span text:style-name="T29">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30">(below)</text:span>.</text:p>
      <text:p text:style-name="P3"><draw:frame draw:style-name="fr14" draw:name="Frame-6.6 The square_eye.xpm Picture" text:anchor-type="char" svg:width="7.14cm" style:rel-width="42%" draw:z-index="32"><draw:text-box fo:min-height="1.589cm"><text:p text:style-name="P51"><draw:frame draw:style-name="fr15" draw:name="Figure-06.6 The square_eye.xpm image" text:anchor-type="paragraph" svg:x="0cm" svg:y="0.011cm" svg:width="7.14cm" style:rel-width="100%" svg:height="1.787cm" style:rel-height="scale" draw:z-index="33"><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1">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29">u</text:span>r are optional since defaults are provided. The <text:span text:style-name="Console">self.__data</text:span> <text:span text:style-name="T1">dictionary’s</text:span> keys are <text:span text:style-name="Console">(x, y)</text:span> coordinates and its values are colo<text:span text:style-name="T29">u</text:span>r strings. The <text:span text:style-name="Console">self.__colors</text:span> set is initiali<text:span text:style-name="T8">s</text:span>ed with the background colo<text:span text:style-name="T29">u</text:span>r; it is used to keep track of the unique colo<text:span text:style-name="T29">u</text:span>rs used by the image.</text:p>
      <text:p text:style-name="P3">All the data attributes are private except for the filename, so we must provide a means by which users of the class can access them. This is easily done using properties<text:note text:id="ftn5" text:note-class="footnote"><text:note-citation>5</text:note-citation><text:note-body><text:p text:style-name="P52">In Chapter 8<text:span text:style-name="T24"> [</text:span><text:a xlink:type="simple" xlink:href="#Chapter 08" text:style-name="Internet_20_link" text:visited-style-name="Visited_20_Internet_20_Link"><text:span text:style-name="T25">347 ➤</text:span></text:a><text:span text:style-name="T24">]</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53"><draw:frame text:anchor-type="paragraph" draw:z-index="25" draw:name="p265 jump" draw:style-name="gr12" draw:text-style-name="P20" svg:width="1.571cm" svg:height="2.301cm" svg:x="-1.6cm" svg:y="-0.326cm"><draw:text-box draw:corner-radius="0.199cm"><text:p text:style-name="P12"><text:span text:style-name="T15">Copying collec­tions</text:span></text:p><text:p><text:span text:style-name="T14"><text:a xlink:href="#0.0.0.Copying Collections|outline" xlink:type="simple">148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4"><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29">u</text:span>rs would be to return <text:span text:style-name="Inline_20_Code">set(self.__data.values()) | {self.__background}</text:span> whenever the set of colo<text:span text:style-name="T29">u</text:span>rs was needed; we will return to this theme shortly.)</text:p>
      <text:p text:style-name="P21">def __getitem__(self, coordinate):</text:p>
      <text:p text:style-name="P21"><text:tab/>assert len(coordinate) == 2, "coordinate should be a 2-tuple"</text:p>
      <text:p text:style-name="P21"><text:tab/>if (not (0 &lt;= coordinate[0] &lt; self.width) or</text:p>
      <text:p text:style-name="P21"><text:tab/> <text:s text:c="9"/>not (0 &lt;= coordinate[1] &lt; self.height)):</text:p>
      <text:p text:style-name="P21"><text:tab/><text:tab/>raise CoordinateError(str(coordinate))</text:p>
      <text:p text:style-name="P21"><text:tab/>return self.__data.get(tuple(coordinate), self.__background)</text:p>
      <text:p text:style-name="P26">This method returns the color for a given coordinate using the item access operator (<text:span text:style-name="Console">[]</text:span>). The special methods for the item access operators and some other collection-relevant special methods are listed in Table 6.4 <text:span text:style-name="T29">(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55">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6">Special Method</text:p>
            </table:table-cell>
            <table:table-cell table:style-name="Table-6.4-Collection-Special-Methods.B2" office:value-type="string">
              <text:p text:style-name="P56">Usage</text:p>
            </table:table-cell>
            <table:table-cell table:style-name="Table-6.4-Collection-Special-Methods.C2" office:value-type="string">
              <text:p text:style-name="P56">Description</text:p>
            </table:table-cell>
          </table:table-row>
        </table:table-header-rows>
        <table:table-row table:style-name="Table-6.4-Collection-Special-Methods.1">
          <table:table-cell table:style-name="Table-6.4-Collection-Special-Methods.A3" office:value-type="string">
            <text:p text:style-name="P57"><text:span text:style-name="Console"><text:span text:style-name="T20">__contains__(self, x)</text:span></text:span></text:p>
          </table:table-cell>
          <table:table-cell table:style-name="Table-6.4-Collection-Special-Methods.B3" office:value-type="string">
            <text:p text:style-name="P57"><text:span text:style-name="Console"><text:span text:style-name="T20">x in y</text:span></text:span></text:p>
          </table:table-cell>
          <table:table-cell table:style-name="Table-6.4-Collection-Special-Methods.C3" office:value-type="string">
            <text:p text:style-name="P58">Returns True if x is in sequence y or if x is a key in mapping y</text:p>
          </table:table-cell>
        </table:table-row>
        <table:table-row table:style-name="Table-6.4-Collection-Special-Methods.1">
          <table:table-cell table:style-name="Table-6.4-Collection-Special-Methods.A4" office:value-type="string">
            <text:p text:style-name="P57"><text:span text:style-name="Console"><text:span text:style-name="T20">__delitem__(self, k)</text:span></text:span></text:p>
          </table:table-cell>
          <table:table-cell table:style-name="Table-6.4-Collection-Special-Methods.B4" office:value-type="string">
            <text:p text:style-name="P57"><text:span text:style-name="Console"><text:span text:style-name="T20">del y[k]</text:span></text:span></text:p>
          </table:table-cell>
          <table:table-cell table:style-name="Table-6.4-Collection-Special-Methods.C4" office:value-type="string">
            <text:p text:style-name="P58">Deletes the k-th item of sequence y or the item with key k in mapping y</text:p>
          </table:table-cell>
        </table:table-row>
        <table:table-row table:style-name="Table-6.4-Collection-Special-Methods.1">
          <table:table-cell table:style-name="Table-6.4-Collection-Special-Methods.A3" office:value-type="string">
            <text:p text:style-name="P57"><text:span text:style-name="Console"><text:span text:style-name="T20">__getitem__(self, k)</text:span></text:span></text:p>
          </table:table-cell>
          <table:table-cell table:style-name="Table-6.4-Collection-Special-Methods.B5" office:value-type="string">
            <text:p text:style-name="P57"><text:span text:style-name="Console"><text:span text:style-name="T20">y[k]</text:span></text:span></text:p>
          </table:table-cell>
          <table:table-cell table:style-name="Table-6.4-Collection-Special-Methods.C5" office:value-type="string">
            <text:p text:style-name="P58">Returns the k-th item of sequence y or the value for key k in mapping y</text:p>
          </table:table-cell>
        </table:table-row>
        <table:table-row table:style-name="Table-6.4-Collection-Special-Methods.1">
          <table:table-cell table:style-name="Table-6.4-Collection-Special-Methods.A4" office:value-type="string">
            <text:p text:style-name="P57"><text:span text:style-name="Console"><text:span text:style-name="T20">__iter__(self)</text:span></text:span></text:p>
          </table:table-cell>
          <table:table-cell table:style-name="Table-6.4-Collection-Special-Methods.B6" office:value-type="string">
            <text:p text:style-name="P57"><text:span text:style-name="Console"><text:span text:style-name="T20">for x in y:</text:span></text:span></text:p>
            <text:p text:style-name="P57"><text:span text:style-name="Console"><text:span text:style-name="T20"><text:s text:c="5"/>pass</text:span></text:span></text:p>
          </table:table-cell>
          <table:table-cell table:style-name="Table-6.4-Collection-Special-Methods.C6" office:value-type="string">
            <text:p text:style-name="P58"><text:s/>Returns an iterator for sequence y’s items or mapping y’s keys</text:p>
          </table:table-cell>
        </table:table-row>
        <table:table-row table:style-name="Table-6.4-Collection-Special-Methods.1">
          <table:table-cell table:style-name="Table-6.4-Collection-Special-Methods.A3" office:value-type="string">
            <text:p text:style-name="P57"><text:span text:style-name="Console"><text:span text:style-name="T20">__len__(self)</text:span></text:span></text:p>
          </table:table-cell>
          <table:table-cell table:style-name="Table-6.4-Collection-Special-Methods.B7" office:value-type="string">
            <text:p text:style-name="P57"><text:span text:style-name="Console"><text:span text:style-name="T20">len(y)</text:span></text:span></text:p>
          </table:table-cell>
          <table:table-cell table:style-name="Table-6.4-Collection-Special-Methods.C7" office:value-type="string">
            <text:p text:style-name="P58">Returns the number of items in y</text:p>
          </table:table-cell>
        </table:table-row>
        <table:table-row table:style-name="Table-6.4-Collection-Special-Methods.1">
          <table:table-cell table:style-name="Table-6.4-Collection-Special-Methods.A4" office:value-type="string">
            <text:p text:style-name="P57"><text:span text:style-name="Console"><text:span text:style-name="T20">__reversed__(self)</text:span></text:span></text:p>
          </table:table-cell>
          <table:table-cell table:style-name="Table-6.4-Collection-Special-Methods.B8" office:value-type="string">
            <text:p text:style-name="P57"><text:span text:style-name="Console"><text:span text:style-name="T20">reversed(y)</text:span></text:span></text:p>
          </table:table-cell>
          <table:table-cell table:style-name="Table-6.4-Collection-Special-Methods.C8" office:value-type="string">
            <text:p text:style-name="P58">Returns a backward iterator for sequence y’s items or mapping y’s keys</text:p>
          </table:table-cell>
        </table:table-row>
        <table:table-row table:style-name="Table-6.4-Collection-Special-Methods.1">
          <table:table-cell table:style-name="Table-6.4-Collection-Special-Methods.A9" office:value-type="string">
            <text:p text:style-name="P57"><text:span text:style-name="Console"><text:span text:style-name="T20">__setitem__(self, k, v)</text:span></text:span></text:p>
          </table:table-cell>
          <table:table-cell table:style-name="Table-6.4-Collection-Special-Methods.B9" office:value-type="string">
            <text:p text:style-name="P57"><text:span text:style-name="Console"><text:span text:style-name="T20"><text:s/>y[k] = v</text:span></text:span></text:p>
          </table:table-cell>
          <table:table-cell table:style-name="Table-6.4-Collection-Special-Methods.C9" office:value-type="string">
            <text:p text:style-name="P58">Sets the k-th item of sequence y or the value for key k in mapping y, to v</text:p>
          </table:table-cell>
        </table:table-row>
      </table:table>
      <text:p text:style-name="P59">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6">We have used the <text:span text:style-name="Console">dict.get()</text:span> method with a default value of the background colo<text:span text:style-name="T29">u</text:span>r to retrieve the colo<text:span text:style-name="T29">u</text:span>r for the given coordinate. This ensures that if the colo<text:span text:style-name="T29">u</text:span>r has never been set for the coordinate the background colo<text:span text:style-name="T29">u</text:span>r is correctly returned instead of a <text:span text:style-name="T1">KeyError</text:span> exception being raised.</text:p>
      <text:p text:style-name="P21"><text:soft-page-break/>def __setitem__(self, coordinate, color):</text:p>
      <text:p text:style-name="P21"><text:tab/>assert len(coordinate) == 2, "coordinate should be a 2-tuple"</text:p>
      <text:p text:style-name="P21"><text:tab/>if (not (0 &lt;= coordinate[0] &lt; self.width) or</text:p>
      <text:p text:style-name="P21"><text:tab/> <text:s text:c="7"/>not (0 &lt;= coordinate[1] &lt; self.height)):</text:p>
      <text:p text:style-name="P21"><text:tab/><text:tab/>raise CoordinateError(str(coordinate))</text:p>
      <text:p text:style-name="P21"><text:tab/>if color == self.__background:</text:p>
      <text:p text:style-name="P21"><text:tab/><text:tab/>self.__data.pop(tuple(coordinate), None)</text:p>
      <text:p text:style-name="P21"><text:tab/>else:</text:p>
      <text:p text:style-name="P21"><text:tab/><text:tab/>self.__data[tuple(coordinate)] = color</text:p>
      <text:p text:style-name="P21"><text:tab/><text:tab/>self.__colors.add(color)</text:p>
      <text:p text:style-name="P3">If the user sets a coordinate’s value to the background colo<text:span text:style-name="T31">u</text:span>r we can simply delete the corresponding dictionary item since any coordinate not in the dictionary is assumed to have the background colo<text:span text:style-name="T32">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31">u</text:span>r is different from the background colo<text:span text:style-name="T31">u</text:span>r, we set it for the given coordinate and add it to the set of the unique colo<text:span text:style-name="T31">u</text:span>rs used by the image.</text:p>
      <text:p text:style-name="P21">def __delitem__(self, coordinate):</text:p>
      <text:p text:style-name="P21"><text:tab/>assert len(coordinate) == 2, "coordinate should be a 2-tuple"</text:p>
      <text:p text:style-name="P21"><text:tab/>if (not (0 &lt;= coordinate[0] &lt; self.width) or</text:p>
      <text:p text:style-name="P21"><text:tab/><text:tab/> <text:s text:c="2"/>not (0 &lt;= coordinate[1] &lt; self.height)):</text:p>
      <text:p text:style-name="P21"><text:tab/><text:tab/>raise CoordinateError(str(coordinate))</text:p>
      <text:p text:style-name="P21"><text:tab/>self.__data.pop(tuple(coordinate), None)</text:p>
      <text:p text:style-name="P3">If a coordinate’s colo<text:span text:style-name="T32">u</text:span>r is deleted the effect is to make that coordinate’s colo<text:span text:style-name="T32">u</text:span>r the background colo<text:span text:style-name="T32">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31">u</text:span>rs contain more colo<text:span text:style-name="T31">u</text:span>rs than the image actually uses. For example, if a unique non-background colo<text:span text:style-name="T31">u</text:span>r is deleted at a certain pixel, the colo<text:span text:style-name="T32">u</text:span>r remains in the colo<text:span text:style-name="T31">u</text:span>r set even though it is no longer used. Similarly, if a pixel has a unique non-background colo<text:span text:style-name="T31">u</text:span>r and is set to the background colo<text:span text:style-name="T31">u</text:span>r, the unique colo<text:span text:style-name="T31">u</text:span>r is no longer used, but remains in the colo<text:span text:style-name="T31">u</text:span>r set. This means that, at worst, the colo<text:span text:style-name="T31">u</text:span>r set could contain more colo<text:span text:style-name="T31">u</text:span>rs than are actually used by the image (but never less).</text:p>
      <text:p text:style-name="P3">We have chosen to accept the trade-off of potentially having more colo<text:span text:style-name="T31">u</text:span>rs in the colo<text:span text:style-name="T31">u</text:span>r set than are actually used for the sake of better performance, that is, to make setting and deleting a colo<text:span text:style-name="T31">u</text:span>r as fast as possible—especially since storing a few more colo<text:span text:style-name="T31">u</text:span>rs isn’t usually a problem. Of course, if we wanted to ensure that the set of colo<text:span text:style-name="T31">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25"><text:soft-page-break/>self.__colors = (set(self.__data.values()) |</text:p>
      <text:p text:style-name="P6"><text:s text:c="17"/>{self.__background})</text:p>
      <text:p text:style-name="P3">This simply overwrites the set of colo<text:span text:style-name="T31">u</text:span>rs with the set of colo<text:span text:style-name="T31">u</text:span>rs actually used in the image unioned with the background colo<text:span text:style-name="T31">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27">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text:a xlink:type="simple" xlink:href="#Chapter 07" text:style-name="Internet_20_link" text:visited-style-name="Visited_20_Internet_20_Link"><text:span text:style-name="T2">299 ➤</text:span></text:a>] we show how to read and write custom binary, text, and <text:span text:style-name="T6">xml</text:span> file formats.</text:p>
      <text:p text:style-name="P60">def save(self, filename=None):</text:p>
      <text:p text:style-name="P61"><text:tab/>if filename is not None:</text:p>
      <text:p text:style-name="P61"><text:tab/><text:tab/>self. filename = filename</text:p>
      <text:p text:style-name="P61"><text:tab/>if not self.filename:</text:p>
      <text:p text:style-name="P61"><text:tab/><text:tab/>raise NoFilenameError()</text:p>
      <text:p text:style-name="P61"/>
      <text:p text:style-name="P61"><text:tab/>fh = None</text:p>
      <text:p text:style-name="P61"><text:tab/>try:</text:p>
      <text:p text:style-name="P61"><text:tab/><text:tab/>data = [self.width, self.height, self. background,</text:p>
      <text:p text:style-name="P61"><text:tab/><text:tab/> <text:s text:c="7"/>self. data]</text:p>
      <text:p text:style-name="P61"><text:tab/><text:tab/>fh = open(self.filename, “wb")</text:p>
      <text:p text:style-name="P61"><text:tab/><text:tab/>pickle.dump(data, fh, pickle.HIGHEST PROTOCOL)</text:p>
      <text:p text:style-name="P61"><text:tab/>except (EnvironmentError, pickle.PicklingError) as err:</text:p>
      <text:p text:style-name="P61"><text:soft-page-break/><text:tab/><text:tab/>raise SaveError(str(err))</text:p>
      <text:p text:style-name="P61"><text:tab/>finally:</text:p>
      <text:p text:style-name="P61"><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32">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6">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62">def load(self, filename=None):</text:p>
      <text:p text:style-name="P63">if filename is not None:</text:p>
      <text:p text:style-name="P63">self.filename = filename</text:p>
      <text:p text:style-name="P63">if not self.filename:</text:p>
      <text:p text:style-name="P63">raise NoFilenameError()</text:p>
      <text:p text:style-name="P63">fh = None</text:p>
      <text:p text:style-name="P63">try:</text:p>
      <text:p text:style-name="P62">fh = open(self.filename, "rb")</text:p>
      <text:p text:style-name="P63">data = pickle.load(fh)</text:p>
      <text:p text:style-name="P63">(self.__width, self.__height, self.__background,</text:p>
      <text:p text:style-name="P63">self.__data) = data</text:p>
      <text:p text:style-name="P63">self.__colors = (set(self.__data.values()) |</text:p>
      <text:p text:style-name="P63">{self.__background})</text:p>
      <text:p text:style-name="P63">except (EnvironmentError, pickle.UnpicklingError) as err:</text:p>
      <text:p text:style-name="P63">raise LoadError(str(err))</text:p>
      <text:p text:style-name="P63">finally:</text:p>
      <text:p text:style-name="P63">if fh is not None:</text:p>
      <text:p text:style-name="P63">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32">u</text:span>r string, and the dictionary of <text:span text:style-name="T1">coordinate–color</text:span> items. We use <text:span text:style-name="T1">tuple</text:span> unpacking to assign each of the data <text:soft-page-break/>list’s items to the appropriate variable, so any previously held image data is (correctly) lost.</text:p>
      <text:p text:style-name="P3">The set of unique colo<text:span text:style-name="T32">u</text:span>rs is reconstructed by making a set of all the colo<text:span text:style-name="T32">u</text:span>rs in the <text:span text:style-name="T1">coordinate–color</text:span> dictionary and then adding the background colo<text:span text:style-name="T32">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6">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32">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6">api</text:span>s.</text:p>
      <text:h text:style-name="P50" text:outline-level="3"><draw:frame draw:style-name="fr3" draw:name="f06-08-h3" text:anchor-type="paragraph" svg:y="-0.25cm" svg:width="1cm" draw:z-index="46"><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6">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text:a xlink:type="simple" xlink:href="#Chapter 08" text:style-name="Internet_20_link" text:visited-style-name="Visited_20_Internet_20_Link"><text:span text:style-name="T2">347 ➤</text:span></text:a>] we will see that classes can make promises about the <text:span text:style-name="T6">api</text:span> they offer. For example, a list provides the <text:span text:style-name="T1">MutableSequence</text:span> <text:span text:style-name="T6">api</text:span> which means <text:soft-page-break/>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item setting and does not have an <text:span text:style-name="Console">insert()</text:span> method, so it does not provide a <text:span text:style-name="T1">MutableSequence </text:span><text:span text:style-name="T6">api</text:span>. If we were to create <text:span text:style-name="T1">SortedList</text:span> by inheriting list, the resultant class would claim to be a mutable sequence but would not have the complete <text:span text:style-name="T6">api</text:span>.</text:p>
      <text:p text:style-name="P3">In view of this the <text:span text:style-name="T1">SortedList</text:span> does not inherit <text:span text:style-name="T1">list</text:span> and so makes no promises about its <text:span text:style-name="T6">api</text:span>. On the other hand, the next subsection’s <text:span text:style-name="T1">SortedDict</text:span> class supports the complete <text:span text:style-name="T1">MutableMapping</text:span> <text:span text:style-name="T6">api</text:span> that the <text:span text:style-name="Console">dict</text:span> class provides, so we can make it a <text:span text:style-name="Console">dict</text:span> <text:span text:style-name="T11">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28" draw:name="p271 jump" draw:style-name="gr13" draw:text-style-name="P20" svg:width="1.571cm" svg:height="1.856cm" svg:x="-1.6cm" svg:y="0cm"><draw:text-box draw:corner-radius="0.199cm"><text:p text:style-name="P12"><text:span text:style-name="T15">Lambda functions</text:span></text:p><text:p><text:span text:style-name="T14"><text:a xlink:href="#0.0.0.Lambda Functions|outline" xlink:type="simple">183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1">initialiser</text:span>:</text:p>
      <text:p text:style-name="P24"><text:soft-page-break/>class SortedList:</text:p>
      <text:p text:style-name="P24"/>
      <text:p text:style-name="P24"><text:tab/>def __init__(self, sequence=None, key=None):</text:p>
      <text:p text:style-name="P24"><text:tab/><text:tab/>self.__key = key or _identity</text:p>
      <text:p text:style-name="P24"><text:tab/><text:tab/>assert hasattr(self.__key, "__call__")</text:p>
      <text:p text:style-name="P24"><text:tab/><text:tab/>if sequence is None:</text:p>
      <text:p text:style-name="P24"><text:tab/><text:tab/><text:tab/>self.__list = []</text:p>
      <text:p text:style-name="P24"><text:tab/><text:tab/>elif (isinstance(sequence, SortedList) and</text:p>
      <text:p text:style-name="P24"><text:tab/><text:tab/> <text:s text:c="16"/>sequence.key == self.__key):</text:p>
      <text:p text:style-name="P24"><text:tab/><text:tab/><text:tab/>self.__list = sequence.__list[:]</text:p>
      <text:p text:style-name="P24"><text:tab/><text:tab/>else:</text:p>
      <text:p text:style-name="P64"><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text:a xlink:type="simple" xlink:href="#Chapter 08" text:style-name="Internet_20_link" text:visited-style-name="Visited_20_Internet_20_Link"><text:span text:style-name="T2">347 ➤</text:span></text:a>].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65">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soft-page-break/><text:tab/>index = self.__bisect_left(value)</text:p>
      <text:p text:style-name="P6"><text:tab/>if index == len(self.__list):</text:p>
      <text:p text:style-name="P6"><text:tab/><text:tab/>self.__list.append(value)</text:p>
      <text:p text:style-name="P6"><text:tab/>else:</text:p>
      <text:p text:style-name="P7"><text:tab/><text:tab/>self.__list.insert(index, value)</text:p>
      <text:p text:style-name="P22"><text:span text:style-name="T22">When this method is called the given value must be inserted into the private </text:span><text:span text:style-name="Console"><text:span text:style-name="T22">self.__list</text:span></text:span><text:span text:style-name="T22"> in the correct position to preserve the </text:span><text:span text:style-name="T33">list’s</text:span><text:span text:style-name="T22"> order. The private </text:span><text:span text:style-name="Console"><text:span text:style-name="T22">SortedList.__bisect_left()</text:span></text:span><text:span text:style-name="T22"> method returns the required index position as we will see in a moment. If the new value is larger than any other value in the list it must go at the end, so the index position will be equal to the list’s length (</text:span><text:span text:style-name="T33">list</text:span><text:span text:style-name="T22"> index positions go from </text:span><text:span text:style-name="Inline_20_Code"><text:span text:style-name="T22">0</text:span></text:span><text:span text:style-name="T22"> to </text:span><text:span text:style-name="Inline_20_Code"><text:span text:style-name="T22">len(L) - 1</text:span></text:span><text:span text:style-name="T22">)—if this is the case we append the new value. Otherwise, we insert the new value at the given index position—which will be at index position </text:span><text:span text:style-name="Console"><text:span text:style-name="T22">0</text:span></text:span><text:span text:style-name="T22">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2">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1">def remove(self, value):</text:p>
      <text:p text:style-name="P21"><text:tab/>index = self.__bisect_left(value)</text:p>
      <text:p text:style-name="P21"><text:tab/>if index &lt; len(self.__list) and self.__list[index] == value:</text:p>
      <text:p text:style-name="P21"><text:tab/><text:tab/>del self.__list[index]</text:p>
      <text:p text:style-name="P21"><text:tab/>else:</text:p>
      <text:p text:style-name="P21"><text:tab/><text:tab/>raise ValueError("{0}.remove(x): x not in list".format(</text:p>
      <text:p text:style-name="P47"><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oft-page-break/><text:span text:style-name="T1">list</text:span> and that the item at that position is the same as the given value. If the 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40"><text:tab/><text:tab/>del self.__list[index]</text:p>
      <text:p text:style-name="P40"><text:tab/><text:tab/>count += 1</text:p>
      <text:p text:style-name="P40"><text:tab/>return count</text:p>
      <text:p text:style-name="P3">This method is similar to the <text:span text:style-name="Console">SortedList.remove()</text:span> method, and is an extension of the list <text:span text:style-name="T6">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1">def index(self, value):</text:p>
      <text:p text:style-name="P21"><text:tab/>index = self.__bisect_left(value)</text:p>
      <text:p text:style-name="P21"><text:tab/>if index &lt; len(self.__list) and self.__list[index] == value:</text:p>
      <text:p text:style-name="P21"><text:tab/><text:tab/>return index</text:p>
      <text:p text:style-name="P21"><text:tab/>raise ValueError("{0}.index(x): x not in list".format(</text:p>
      <text:p text:style-name="P47"><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text:soft-page-break/>out-of-range index since if one is given the <text:span text:style-name="Console">self.__list[index]</text:span> call will raise an <text:span text:style-name="T1">IndexError</text:span> exception, which is the behaviour we want.</text:p>
      <text:p text:style-name="P6">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66">def __setitem__(self, index, value):</text:p>
      <text:p text:style-name="P66"><text:tab/>raise TypeError("use add() to insert a value and rely on "</text:p>
      <text:p text:style-name="P66"><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text:bookmark-start text:name="__iter()__"/>def __iter__(self)<text:bookmark-end text:name="__iter()__"/>:</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text:soft-page-break/>def pop(self, index=-1):</text:p>
      <text:p text:style-name="P6"><text:tab/>return self.__list.pop(index)</text:p>
      <text:p text:style-name="P6"/>
      <text:p text:style-name="P6">def __len__(self):</text:p>
      <text:p text:style-name="P6"><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27">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text:soft-page-break/>is slightly more involved—the copy module’s online documentation has the details.)</text:p>
      <text:p text:style-name="P3">We have now completed the implementation of the SortedList class. In the next subsection we will make use of a <text:span text:style-name="T1">SortedList</text:span> to provide a sorted list of keys for the <text:span text:style-name="T1">SortedDict</text:span> class.</text:p>
      <text:h text:style-name="P50" text:outline-level="3"><draw:frame draw:style-name="fr3" draw:name="f06-09-h3" text:anchor-type="paragraph" svg:y="-0.25cm" svg:width="1cm" draw:z-index="47"><draw:text-box fo:min-height="0.741cm"><text:p text:style-name="P9">||</text:p></draw:text-box></draw:frame>Creating Collection Classes Using Inheritance</text:h>
      <text:p text:style-name="P3"><draw:frame text:anchor-type="paragraph" draw:z-index="17" draw:name="p277 jump" draw:style-name="gr6" draw:text-style-name="P20" svg:width="1.571cm" svg:height="2.703cm" svg:x="-1.6cm" svg:y="0cm"><draw:text-box draw:corner-radius="0.199cm"><text:p text:style-name="P12"><text:span text:style-name="T15">collec­tions.­OrderedDict</text:span></text:p><text:p><text:span text:style-name="T14"><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6">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6">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1">initialiser</text:span>, and then we will look at all of the other methods in turn.</text:p>
      <text:p text:style-name="P7">class SortedDict(dict):</text:p>
      <text:p text:style-name="P40"/>
      <text:p text:style-name="P41">def __init__(self, dictionary=None, key=None, **kwargs):</text:p>
      <text:p text:style-name="P41"><text:tab/>dictionary = dictionary or {}</text:p>
      <text:p text:style-name="P41"><text:tab/>super().__init__(dictionary)</text:p>
      <text:p text:style-name="P41"><text:tab/>if kwargs:</text:p>
      <text:p text:style-name="P41"><text:tab/><text:tab/>super().update(kwargs)</text:p>
      <text:p text:style-name="P41"><text:tab/>self.__keys = SortedList.SortedList(super().keys(), key)</text:p>
      <text:p text:style-name="P3">The <text:span text:style-name="Console">dict</text:span> base class is specified in the <text:span text:style-name="T1">class</text:span> line. The <text:span text:style-name="T11">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text:soft-page-break/>class <text:span text:style-name="Console">dict.__init__()</text:span> method. Similarly, if keyword arguments have been used, we use the base class <text:span text:style-name="Console">dict.update()</text:span> method to add them to the dictionary. (Note that only one occurrence of any keyword argument is 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1">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9"><text:soft-page-break/>@classmethod</text:p>
      <text:p text:style-name="P19">def fromkeys(cls, iterable, value=None, key=None):</text:p>
      <text:p text:style-name="P67"><text:tab/>return cls({k: value for k in iterable}, key)</text:p>
      <text:p text:style-name="P68">The <text:span text:style-name="Console">dict</text:span> <text:span text:style-name="T6">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8">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66">class MyDict(SortedDict.SortedDict): pass</text:p>
      <text:p text:style-name="P66">d = MyDict.fromkeys("VEINS", 3)</text:p>
      <text:p text:style-name="P66">str(d)<text:tab/># returns: "{'E': 3, 'I': 3, 'N': 3, 'S': 3, 'V': 3}"</text:p>
      <text:p text:style-name="P69">d.__class__.__name__<text:tab/><text:tab/># returns: 'MyDict'</text:p>
      <text:p text:style-name="P68">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1">sub-class</text:span>.</text:p>
      <text:p text:style-name="P6">def __setitem__(self, key, value):</text:p>
      <text:p text:style-name="P6"><text:tab/>if key not in self:</text:p>
      <text:p text:style-name="P6"><text:tab/><text:tab/>self.__keys.add(key)</text:p>
      <text:p text:style-name="P70"><text:tab/>return super().__setitem__(key, value)</text:p>
      <text:p text:style-name="P68">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8">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1"><draw:text-box><text:p text:style-name="SideBar_20_Header"><text:bookmark-start text:name="Generator Functions"/>Generator Functions<text:bookmark-end text:name="Generator Functions"/></text:p><text:p text:style-name="SideBar"><text:span text:style-name="T10">A generator function or generator method is one which contains a yield expression. When a generator function is called it returns an iterator. Values are extracted from the iterator one at a time by calling its </text:span><text:span text:style-name="Console"><text:span text:style-name="T10">__next__()</text:span></text:span><text:span text:style-name="T10"> method. At each call to </text:span><text:span text:style-name="Console"><text:span text:style-name="T10">__next__()</text:span></text:span><text:span text:style-name="T10"> the generator function’s yield expression’s value (</text:span><text:span text:style-name="Console"><text:span text:style-name="T10">None</text:span></text:span><text:span text:style-name="T10"> if none is specified) is returned. If the generator function finishes or executes a return a </text:span><text:span text:style-name="T34">StopIteration</text:span><text:span text:style-name="T10"> exception is raised.</text:span></text:p><text:p text:style-name="SideBar"><text:span text:style-name="T10">In practice we rarely call </text:span><text:span text:style-name="Console"><text:span text:style-name="T10">__next__()</text:span></text:span><text:span text:style-name="T10"> or catch a </text:span><text:span text:style-name="T34">StopIteration</text:span><text:span text:style-name="T10">. Instead, we just use a generator like any other iterable. Here are two almost equivalent functions. The one on the left returns a </text:span><text:span text:style-name="T34">list</text:span><text:span text:style-name="T10"> and the one on the right returns a </text:span><text:span text:style-name="T34">generator</text:span><text:span text:style-name="T10">.</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20"># Build and return a list</text:span></text:span></text:p><text:p text:style-name="Table_20_Contents"><text:span text:style-name="Console"><text:span text:style-name="T20">def letter_range(a, z):</text:span></text:span></text:p><text:p text:style-name="Table_20_Contents"><text:span text:style-name="Console"><text:span text:style-name="T20"><text:s text:c="3"/>result = []</text:span></text:span></text:p><text:p text:style-name="Table_20_Contents"><text:span text:style-name="Console"><text:span text:style-name="T20"><text:s text:c="3"/>while ord(a) &lt; ord(z):</text:span></text:span></text:p><text:p text:style-name="Table_20_Contents"><text:span text:style-name="Console"><text:span text:style-name="T20"><text:s text:c="6"/>result.append(a)</text:span></text:span></text:p><text:p text:style-name="Table_20_Contents"><text:span text:style-name="Console"><text:span text:style-name="T20"><text:s text:c="6"/>a = chr(ord(a) + 1)</text:span></text:span></text:p><text:p text:style-name="Table_20_Contents"><text:span text:style-name="Console"><text:span text:style-name="T20"><text:s text:c="3"/>return result</text:span></text:span></text:p></table:table-cell><table:table-cell table:style-name="equivalenceCode-18.B1" office:value-type="string"><text:p text:style-name="Table_20_Contents"><text:span text:style-name="Console"><text:span text:style-name="T20"># Return each value on demand</text:span></text:span></text:p><text:p text:style-name="Table_20_Contents"><text:span text:style-name="Console"><text:span text:style-name="T20">def letter_range(a, z):</text:span></text:span></text:p><text:p text:style-name="Table_20_Contents"><text:span text:style-name="Console"><text:span text:style-name="T20"><text:s text:c="3"/>while ord(a) &lt; ord(z):</text:span></text:span></text:p><text:p text:style-name="Table_20_Contents"><text:span text:style-name="Console"><text:span text:style-name="T20"><text:s text:c="6"/>yield a</text:span></text:span></text:p><text:p text:style-name="Table_20_Contents"><text:span text:style-name="Console"><text:span text:style-name="T20"><text:s text:c="6"/>a = chr(ord(a) + 1)</text:span></text:span></text:p></table:table-cell></table:table-row></table:table><text:p text:style-name="SideBar"><text:span text:style-name="T10">We can iterate over the result produced by either function using a </text:span><text:span text:style-name="Console"><text:span text:style-name="T10">for</text:span></text:span><text:span text:style-name="T10"> loop, for example,</text:span><text:span text:style-name="Inline_20_Code"><text:span text:style-name="T10"> for letter in letter_range("m", "v"):</text:span></text:span><text:span text:style-name="T10">. But if we want a list of the resultant letters, although calling </text:span><text:span text:style-name="Inline_20_Code"><text:span text:style-name="T10">letter_range("m", "v")</text:span></text:span><text:span text:style-name="T10"> is sufficient for the left-hand function, for the right-hand generator function we must use </text:span><text:span text:style-name="Inline_20_Code"><text:span text:style-name="T10">list(letter_range("m", "v"))</text:span></text:span><text:span text:style-name="T10">.</text:span></text:p><text:p text:style-name="P71">Generator functions and methods (and generator expressions) are covered more fully in Chapter 8 [<text:a xlink:type="simple" xlink:href="#Chapter 08" text:style-name="Internet_20_link" text:visited-style-name="Visited_20_Internet_20_Link"><text:span text:style-name="T2">347 ➤</text:span></text:a>].</text:p></draw:text-box></draw:frame><text:soft-page-break/>We do not reimplement the __getitem__() method since the base class version works fine and has no effect on the ordering of the keys.</text:p>
      <text:p text:style-name="P19">def __delitem__(self, key):</text:p>
      <text:p text:style-name="P72">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6">api</text:span>. Otherwise, we return the result of calling the base class implementation to delete the item with the given key from the dictionary itself.</text:p>
      <text:p text:style-name="P73"><text:soft-page-break/>def setdefault(self, key, value=None):</text:p>
      <text:p text:style-name="P6"><text:tab/>if key not in self:</text:p>
      <text:p text:style-name="P6"><text:tab/><text:tab/>self.__keys.add(key)</text:p>
      <text:p text:style-name="P41"><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6">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6">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41">keys = __iter__</text:p>
      <text:p text:style-name="P26">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29" draw:name="p282 jump" draw:style-name="gr14" draw:text-style-name="P13" svg:width="1.571cm" svg:height="1.997cm" svg:x="17cm" svg:y="0cm"><draw:text-box draw:corner-radius="0.199cm"><text:p text:style-name="P12"><text:span text:style-name="T9">Gener­ators</text:span></text:p><text:p text:style-name="P12"><text:span text:style-name="T10"><text:a xlink:href="#1.1.1.1.Obtaining and Installing Python 3|outline" xlink:type="simple">146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1">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6">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74" text:outline-level="2"><draw:frame draw:style-name="fr2" draw:name="f06-04-h2" text:anchor-type="paragraph" svg:y="-0.25cm" svg:width="1.401cm" draw:z-index="38"><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1">sub-class</text:span> provides, but it should be used with care since it breaks the expectation that a <text:span text:style-name="T11">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1">initialisation</text:span> are separate operations and that Python allows us to control both, although in almost every case we only need to customize <text:span text:style-name="T11">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1">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74" text:outline-level="2"><draw:frame draw:style-name="fr2" draw:name="f06-05-h2" text:anchor-type="paragraph" svg:y="-0.25cm" svg:width="1.401cm" draw:z-index="39"><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75">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76">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77">Modify the <text:span text:style-name="Filename">Image.py</text:span> class to provide a <text:span text:style-name="Console">resize(width, height)</text:span> method. If the new width or height is smaller than the current value, any colo<text:span text:style-name="T35">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77">Implement a <text:span text:style-name="T1">Transaction</text:span> class that takes an amount, a date, a currency (default “<text:span text:style-name="Console"><text:span text:style-name="T6">usd</text:span></text:span>”—U.S. dollars), a <text:span text:style-name="T6">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77">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6">usd</text:span> and <text:span text:style-name="Console">all_usd</text:span> which should return <text:span text:style-name="Console">True</text:span> if all the transactions are in <text:span text:style-name="T6">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6">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Data Types from Scratch</text:chapter><text:tab/><text:page-number text:select-page="current">19</text:page-number></text:p>
      </style:header>
      <style:header-left>
        <text:p text:style-name="MP2"><text:page-number text:select-page="current">18</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3"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text:span><text:span text:style-name="MT4">ntr</text:span><text:span text:style-name="MT4">ol </text:span><text:span text:style-name="MT4">Str</text:span><text:span text:style-name="MT4">uc</text:span><text:span text:style-name="MT4">tur</text:span><text:span text:style-name="MT4">es</text:span></text:p><text:p text:style-name="MP10"><text:span text:style-name="MT4">● </text:span><text:span text:style-name="MT4">Ex</text:span><text:span text:style-name="MT4">ce</text:span><text:span text:style-name="MT4">pti</text:span><text:span text:style-name="MT4">on </text:span><text:span text:style-name="MT4">Ha</text:span><text:span text:style-name="MT4">nd</text:span><text:span text:style-name="MT4">lin</text:span><text:span text:style-name="MT4">g</text:span></text:p><text:p text:style-name="MP10"><text:span text:style-name="MT4">● </text:span><text:span text:style-name="MT4">Cu</text:span><text:span text:style-name="MT4">sto</text:span><text:span text:style-name="MT4">m </text:span><text:span text:style-name="MT4">Fu</text:span><text:span text:style-name="MT4">nc</text:span><text:span text:style-name="MT4">tio</text:span><text:span text:style-name="MT4">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8"><draw:text-box><text:p text:style-name="MP15"><text:span text:style-name="Caption_20_characters"><text:span text:style-name="MT6"><text:chapter text:display="number" text:outline-level="1">6</text:chapter></text:span></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4"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7">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6T23:31:18.309144353</dc:date>
    <meta:editing-duration>PT3H20M19S</meta:editing-duration>
    <meta:editing-cycles>14</meta:editing-cycles>
    <meta:generator>LibreOffice/24.8.3.2$Linux_X86_64 LibreOffice_project/48a6bac9e7e268aeb4c3483fcf825c94556d9f92</meta:generator>
    <meta:document-statistic meta:table-count="5" meta:image-count="7" meta:object-count="0" meta:page-count="53" meta:paragraph-count="1059" meta:word-count="19123" meta:character-count="118230" meta:non-whitespace-character-count="99116"/>
  </office:meta>
</office:document-meta>
</file>